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3" style:family="table-cell" style:parent-style-name="Default" style:data-style-name="N0">
      <style:table-cell-properties fo:border="thin solid #000000" style:vertical-align="top" fo:wrap-option="wrap" fo:background-color="transparent"/>
      <style:text-properties style:font-name="細明體" style:font-name-asian="細明體" style:font-name-complex="細明體" style:font-family-generic="modern"/>
    </style:style>
    <style:style style:name="ce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style:font-family-generic="swiss"/>
    </style:style>
    <style:style style:name="ce5" style:family="table-cell" style:parent-style-name="_21315__20998__20301__91_0_93_" style:data-style-name="N48">
      <style:table-cell-properties fo:border="thin solid #000000" style:vertical-align="middle" fo:wrap-option="wrap" fo:background-color="transparent" style:repeat-content="false"/>
      <style:paragraph-properties fo:text-align="end" fo:margin-right="0cm"/>
    </style:style>
    <style:style style:name="ce6" style:family="table-cell" style:parent-style-name="Default" style:data-style-name="N3">
      <style:table-cell-properties fo:border="thin solid #000000" style:vertical-align="top" fo:wrap-option="wrap" style:repeat-content="false"/>
      <style:paragraph-properties fo:text-align="end" fo:margin-right="0cm"/>
    </style:style>
    <style:style style:name="ce7" style:family="table-cell" style:parent-style-name="_21315__20998__20301__91_0_93_" style:data-style-name="N48">
      <style:table-cell-properties fo:border="thin solid #000000"/>
    </style:style>
    <style:style style:name="ce8" style:family="table-cell" style:parent-style-name="Default" style:data-style-name="N0">
      <style:table-cell-properties fo:border="thin solid #000000" style:vertical-align="top" fo:wrap-option="wrap" fo:background-color="transparent" style:repeat-content="false"/>
      <style:paragraph-properties fo:text-align="center"/>
    </style:style>
    <style:style style:name="ce9"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細明體" style:font-name-asian="細明體" style:font-name-complex="細明體" style:font-family-generic="modern"/>
    </style:style>
    <style:style style:name="ce10" style:family="table-cell" style:parent-style-name="Default" style:data-style-name="N0">
      <style:table-cell-properties fo:border-top="thin solid #000000" fo:border-bottom="none" fo:border-left="thin solid #000000" fo:border-right="none" style:vertical-align="middle" fo:wrap-option="wrap" fo:background-color="transparent" style:repeat-content="false"/>
      <style:paragraph-properties fo:text-align="start" fo:margin-left="0cm"/>
      <style:text-properties style:font-name="Verdana" style:font-name-asian="Verdana" style:font-name-complex="Verdana" style:font-family-generic="swiss"/>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use-optimal-column-width="true"/>
    </style:style>
    <style:style style:name="co2" style:family="table-column">
      <style:table-column-properties fo:break-before="auto" style:column-width="2.27541666666667cm" style:use-optimal-column-width="true"/>
    </style:style>
    <style:style style:name="co3" style:family="table-column">
      <style:table-column-properties fo:break-before="auto" style:column-width="3.06916666666667cm" style:use-optimal-column-width="true"/>
    </style:style>
    <style:style style:name="co4" style:family="table-column">
      <style:table-column-properties fo:break-before="auto" style:column-width="2.72520833333333cm" style:use-optimal-column-width="true"/>
    </style:style>
    <style:style style:name="co5" style:family="table-column">
      <style:table-column-properties fo:break-before="auto" style:column-width="2.54cm"/>
    </style:style>
    <style:style style:name="ro1" style:family="table-row">
      <style:table-row-properties style:row-height="17pt" style:use-optimal-row-height="true" fo:break-before="auto"/>
    </style:style>
    <style:style style:name="ro2" style:family="table-row">
      <style:table-row-properties style:row-height="34pt" style:use-optimal-row-height="true" fo:break-before="auto"/>
    </style:style>
    <style:style style:name="ro3" style:family="table-row">
      <style:table-row-properties style:row-height="1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1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1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1" table:style-name="ce5">
            <text:p><text:s/>9,571<text:s/></text:p>
          </table:table-cell>
          <table:table-cell office:value-type="float" office:value="9556" table:style-name="ce5">
            <text:p><text:s/>9,556<text:s/></text:p>
          </table:table-cell>
          <table:table-cell office:value-type="float" office:value="1037834" table:style-name="ce5">
            <text:p><text:s/>1,037,834<text:s/></text:p>
          </table:table-cell>
          <table:table-cell office:value-type="float" office:value="2704133" table:style-name="ce6">
            <text:p>2,704,133</text:p>
          </table:table-cell>
          <table:table-cell office:value-type="float" office:value="1296292" table:style-name="ce5">
            <text:p><text:s/>1,296,292<text:s/></text:p>
          </table:table-cell>
          <table:table-cell office:value-type="float" office:value="1407841" table:style-name="ce5">
            <text:p><text:s/>1,407,841<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051" table:style-name="ce5">
            <text:p><text:s/>80,051<text:s/></text:p>
          </table:table-cell>
          <table:table-cell office:value-type="float" office:value="210433" table:style-name="ce6">
            <text:p>210,433</text:p>
          </table:table-cell>
          <table:table-cell office:value-type="float" office:value="99375" table:style-name="ce5">
            <text:p><text:s/>99,375<text:s/></text:p>
          </table:table-cell>
          <table:table-cell office:value-type="float" office:value="111058" table:style-name="ce5">
            <text:p><text:s/>111,058<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8" table:style-name="ce5">
            <text:p><text:s/>908<text:s/></text:p>
          </table:table-cell>
          <table:table-cell office:value-type="float" office:value="89207" table:style-name="ce5">
            <text:p><text:s/>89,207<text:s/></text:p>
          </table:table-cell>
          <table:table-cell office:value-type="float" office:value="229854" table:style-name="ce7">
            <text:p><text:s/>229,854<text:s/></text:p>
          </table:table-cell>
          <table:table-cell office:value-type="float" office:value="110258" table:style-name="ce5">
            <text:p><text:s/>110,258<text:s/></text:p>
          </table:table-cell>
          <table:table-cell office:value-type="float" office:value="119596" table:style-name="ce6">
            <text:p>119,596</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5" table:style-name="ce5">
            <text:p><text:s/>1,025<text:s/></text:p>
          </table:table-cell>
          <table:table-cell office:value-type="float" office:value="1024" table:style-name="ce5">
            <text:p><text:s/>1,024<text:s/></text:p>
          </table:table-cell>
          <table:table-cell office:value-type="float" office:value="120229" table:style-name="ce5">
            <text:p><text:s/>120,229<text:s/></text:p>
          </table:table-cell>
          <table:table-cell office:value-type="float" office:value="313926" table:style-name="ce7">
            <text:p><text:s/>313,926<text:s/></text:p>
          </table:table-cell>
          <table:table-cell office:value-type="float" office:value="146965" table:style-name="ce5">
            <text:p><text:s/>146,965<text:s/></text:p>
          </table:table-cell>
          <table:table-cell office:value-type="float" office:value="166961" table:style-name="ce6">
            <text:p>166,961</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459" table:style-name="ce5">
            <text:p><text:s/>98,459<text:s/></text:p>
          </table:table-cell>
          <table:table-cell office:value-type="float" office:value="230833" table:style-name="ce7">
            <text:p><text:s/>230,833<text:s/></text:p>
          </table:table-cell>
          <table:table-cell office:value-type="float" office:value="107811" table:style-name="ce5">
            <text:p><text:s/>107,811<text:s/></text:p>
          </table:table-cell>
          <table:table-cell office:value-type="float" office:value="123022" table:style-name="ce6">
            <text:p>123,022</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110" table:style-name="ce5">
            <text:p><text:s/>65,110<text:s/></text:p>
          </table:table-cell>
          <table:table-cell office:value-type="float" office:value="163403" table:style-name="ce7">
            <text:p><text:s/>163,403<text:s/></text:p>
          </table:table-cell>
          <table:table-cell office:value-type="float" office:value="78143" table:style-name="ce5">
            <text:p><text:s/>78,143<text:s/></text:p>
          </table:table-cell>
          <table:table-cell office:value-type="float" office:value="85260" table:style-name="ce6">
            <text:p>85,260</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197" table:style-name="ce5">
            <text:p><text:s/>51,197<text:s/></text:p>
          </table:table-cell>
          <table:table-cell office:value-type="float" office:value="131036" table:style-name="ce7">
            <text:p><text:s/>131,036<text:s/></text:p>
          </table:table-cell>
          <table:table-cell office:value-type="float" office:value="64042" table:style-name="ce5">
            <text:p><text:s/>64,042<text:s/></text:p>
          </table:table-cell>
          <table:table-cell office:value-type="float" office:value="66994" table:style-name="ce6">
            <text:p>66,994</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2" table:style-name="ce5">
            <text:p><text:s/>722<text:s/></text:p>
          </table:table-cell>
          <table:table-cell office:value-type="float" office:value="722" table:style-name="ce5">
            <text:p><text:s/>722<text:s/></text:p>
          </table:table-cell>
          <table:table-cell office:value-type="float" office:value="78148" table:style-name="ce5">
            <text:p><text:s/>78,148<text:s/></text:p>
          </table:table-cell>
          <table:table-cell office:value-type="float" office:value="194833" table:style-name="ce7">
            <text:p><text:s/>194,833<text:s/></text:p>
          </table:table-cell>
          <table:table-cell office:value-type="float" office:value="96278" table:style-name="ce5">
            <text:p><text:s/>96,278<text:s/></text:p>
          </table:table-cell>
          <table:table-cell office:value-type="float" office:value="98555" table:style-name="ce6">
            <text:p>98,555</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7" table:style-name="ce5">
            <text:p><text:s/>997<text:s/></text:p>
          </table:table-cell>
          <table:table-cell office:value-type="float" office:value="997" table:style-name="ce5">
            <text:p><text:s/>997<text:s/></text:p>
          </table:table-cell>
          <table:table-cell office:value-type="float" office:value="103349" table:style-name="ce5">
            <text:p><text:s/>103,349<text:s/></text:p>
          </table:table-cell>
          <table:table-cell office:value-type="float" office:value="274129" table:style-name="ce7">
            <text:p><text:s/>274,129<text:s/></text:p>
          </table:table-cell>
          <table:table-cell office:value-type="float" office:value="132016" table:style-name="ce5">
            <text:p><text:s/>132,016<text:s/></text:p>
          </table:table-cell>
          <table:table-cell office:value-type="float" office:value="142113" table:style-name="ce6">
            <text:p>142,113</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2" table:style-name="ce5">
            <text:p><text:s/>452<text:s/></text:p>
          </table:table-cell>
          <table:table-cell office:value-type="float" office:value="45923" table:style-name="ce5">
            <text:p><text:s/>45,923<text:s/></text:p>
          </table:table-cell>
          <table:table-cell office:value-type="float" office:value="121386" table:style-name="ce5">
            <text:p><text:s/>121,386<text:s/></text:p>
          </table:table-cell>
          <table:table-cell office:value-type="float" office:value="59280" table:style-name="ce5">
            <text:p><text:s/>59,280<text:s/></text:p>
          </table:table-cell>
          <table:table-cell office:value-type="float" office:value="62106" table:style-name="ce6">
            <text:p>62,106</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468" table:style-name="ce5">
            <text:p><text:s/>105,468<text:s/></text:p>
          </table:table-cell>
          <table:table-cell office:value-type="float" office:value="286047" table:style-name="ce5">
            <text:p><text:s/>286,047<text:s/></text:p>
          </table:table-cell>
          <table:table-cell office:value-type="float" office:value="137050" table:style-name="ce5">
            <text:p><text:s/>137,050<text:s/></text:p>
          </table:table-cell>
          <table:table-cell office:value-type="float" office:value="148997" table:style-name="ce6">
            <text:p>148,997</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0" table:style-name="ce5">
            <text:p><text:s/>990<text:s/></text:p>
          </table:table-cell>
          <table:table-cell office:value-type="float" office:value="989" table:style-name="ce5">
            <text:p><text:s/>989<text:s/></text:p>
          </table:table-cell>
          <table:table-cell office:value-type="float" office:value="105599" table:style-name="ce5">
            <text:p><text:s/>105,599<text:s/></text:p>
          </table:table-cell>
          <table:table-cell office:value-type="float" office:value="290649" table:style-name="ce5">
            <text:p><text:s/>290,649<text:s/></text:p>
          </table:table-cell>
          <table:table-cell office:value-type="float" office:value="140594" table:style-name="ce5">
            <text:p><text:s/>140,594<text:s/></text:p>
          </table:table-cell>
          <table:table-cell office:value-type="float" office:value="150055" table:style-name="ce6">
            <text:p>150,055</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094" table:style-name="ce5">
            <text:p><text:s/>95,094<text:s/></text:p>
          </table:table-cell>
          <table:table-cell office:value-type="float" office:value="257604" table:style-name="ce5">
            <text:p><text:s/>257,604<text:s/></text:p>
          </table:table-cell>
          <table:table-cell office:value-type="float" office:value="124480" table:style-name="ce5">
            <text:p><text:s/>124,480<text:s/></text:p>
          </table:table-cell>
          <table:table-cell office:value-type="float" office:value="133124" table:style-name="ce6">
            <text:p>133,124</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2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1" table:style-name="ce5">
            <text:p><text:s/>9,571<text:s/></text:p>
          </table:table-cell>
          <table:table-cell office:value-type="float" office:value="9556" table:style-name="ce5">
            <text:p><text:s/>9,556<text:s/></text:p>
          </table:table-cell>
          <table:table-cell office:value-type="float" office:value="1038197" table:style-name="ce5">
            <text:p><text:s/>1,038,197<text:s/></text:p>
          </table:table-cell>
          <table:table-cell office:value-type="float" office:value="2705113" table:style-name="ce6">
            <text:p>2,705,113</text:p>
          </table:table-cell>
          <table:table-cell office:value-type="float" office:value="1296676" table:style-name="ce5">
            <text:p><text:s/>1,296,676<text:s/></text:p>
          </table:table-cell>
          <table:table-cell office:value-type="float" office:value="1408437" table:style-name="ce5">
            <text:p><text:s/>1,408,437<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091" table:style-name="ce5">
            <text:p><text:s/>80,091<text:s/></text:p>
          </table:table-cell>
          <table:table-cell office:value-type="float" office:value="210504" table:style-name="ce6">
            <text:p>210,504</text:p>
          </table:table-cell>
          <table:table-cell office:value-type="float" office:value="99405" table:style-name="ce5">
            <text:p><text:s/>99,405<text:s/></text:p>
          </table:table-cell>
          <table:table-cell office:value-type="float" office:value="111099" table:style-name="ce5">
            <text:p><text:s/>111,099<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8" table:style-name="ce5">
            <text:p><text:s/>908<text:s/></text:p>
          </table:table-cell>
          <table:table-cell office:value-type="float" office:value="89194" table:style-name="ce5">
            <text:p><text:s/>89,194<text:s/></text:p>
          </table:table-cell>
          <table:table-cell office:value-type="float" office:value="229803" table:style-name="ce7">
            <text:p><text:s/>229,803<text:s/></text:p>
          </table:table-cell>
          <table:table-cell office:value-type="float" office:value="110232" table:style-name="ce5">
            <text:p><text:s/>110,232<text:s/></text:p>
          </table:table-cell>
          <table:table-cell office:value-type="float" office:value="119571" table:style-name="ce6">
            <text:p>119,571</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5" table:style-name="ce5">
            <text:p><text:s/>1,025<text:s/></text:p>
          </table:table-cell>
          <table:table-cell office:value-type="float" office:value="1024" table:style-name="ce5">
            <text:p><text:s/>1,024<text:s/></text:p>
          </table:table-cell>
          <table:table-cell office:value-type="float" office:value="120245" table:style-name="ce5">
            <text:p><text:s/>120,245<text:s/></text:p>
          </table:table-cell>
          <table:table-cell office:value-type="float" office:value="313983" table:style-name="ce7">
            <text:p><text:s/>313,983<text:s/></text:p>
          </table:table-cell>
          <table:table-cell office:value-type="float" office:value="146975" table:style-name="ce5">
            <text:p><text:s/>146,975<text:s/></text:p>
          </table:table-cell>
          <table:table-cell office:value-type="float" office:value="167008" table:style-name="ce6">
            <text:p>167,008</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484" table:style-name="ce5">
            <text:p><text:s/>98,484<text:s/></text:p>
          </table:table-cell>
          <table:table-cell office:value-type="float" office:value="230892" table:style-name="ce7">
            <text:p><text:s/>230,892<text:s/></text:p>
          </table:table-cell>
          <table:table-cell office:value-type="float" office:value="107803" table:style-name="ce5">
            <text:p><text:s/>107,803<text:s/></text:p>
          </table:table-cell>
          <table:table-cell office:value-type="float" office:value="123089" table:style-name="ce6">
            <text:p>123,089</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159" table:style-name="ce5">
            <text:p><text:s/>65,159<text:s/></text:p>
          </table:table-cell>
          <table:table-cell office:value-type="float" office:value="163469" table:style-name="ce7">
            <text:p><text:s/>163,469<text:s/></text:p>
          </table:table-cell>
          <table:table-cell office:value-type="float" office:value="78177" table:style-name="ce5">
            <text:p><text:s/>78,177<text:s/></text:p>
          </table:table-cell>
          <table:table-cell office:value-type="float" office:value="85292" table:style-name="ce6">
            <text:p>85,292</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219" table:style-name="ce5">
            <text:p><text:s/>51,219<text:s/></text:p>
          </table:table-cell>
          <table:table-cell office:value-type="float" office:value="131077" table:style-name="ce7">
            <text:p><text:s/>131,077<text:s/></text:p>
          </table:table-cell>
          <table:table-cell office:value-type="float" office:value="64071" table:style-name="ce5">
            <text:p><text:s/>64,071<text:s/></text:p>
          </table:table-cell>
          <table:table-cell office:value-type="float" office:value="67006" table:style-name="ce6">
            <text:p>67,006</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2" table:style-name="ce5">
            <text:p><text:s/>722<text:s/></text:p>
          </table:table-cell>
          <table:table-cell office:value-type="float" office:value="722" table:style-name="ce5">
            <text:p><text:s/>722<text:s/></text:p>
          </table:table-cell>
          <table:table-cell office:value-type="float" office:value="78122" table:style-name="ce5">
            <text:p><text:s/>78,122<text:s/></text:p>
          </table:table-cell>
          <table:table-cell office:value-type="float" office:value="194893" table:style-name="ce7">
            <text:p><text:s/>194,893<text:s/></text:p>
          </table:table-cell>
          <table:table-cell office:value-type="float" office:value="96303" table:style-name="ce5">
            <text:p><text:s/>96,303<text:s/></text:p>
          </table:table-cell>
          <table:table-cell office:value-type="float" office:value="98590" table:style-name="ce6">
            <text:p>98,590</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7" table:style-name="ce5">
            <text:p><text:s/>997<text:s/></text:p>
          </table:table-cell>
          <table:table-cell office:value-type="float" office:value="997" table:style-name="ce5">
            <text:p><text:s/>997<text:s/></text:p>
          </table:table-cell>
          <table:table-cell office:value-type="float" office:value="103403" table:style-name="ce5">
            <text:p><text:s/>103,403<text:s/></text:p>
          </table:table-cell>
          <table:table-cell office:value-type="float" office:value="274276" table:style-name="ce7">
            <text:p><text:s/>274,276<text:s/></text:p>
          </table:table-cell>
          <table:table-cell office:value-type="float" office:value="132052" table:style-name="ce5">
            <text:p><text:s/>132,052<text:s/></text:p>
          </table:table-cell>
          <table:table-cell office:value-type="float" office:value="142224" table:style-name="ce6">
            <text:p>142,224</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2" table:style-name="ce5">
            <text:p><text:s/>452<text:s/></text:p>
          </table:table-cell>
          <table:table-cell office:value-type="float" office:value="45955" table:style-name="ce5">
            <text:p><text:s/>45,955<text:s/></text:p>
          </table:table-cell>
          <table:table-cell office:value-type="float" office:value="121414" table:style-name="ce5">
            <text:p><text:s/>121,414<text:s/></text:p>
          </table:table-cell>
          <table:table-cell office:value-type="float" office:value="59300" table:style-name="ce5">
            <text:p><text:s/>59,300<text:s/></text:p>
          </table:table-cell>
          <table:table-cell office:value-type="float" office:value="62114" table:style-name="ce6">
            <text:p>62,114</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525" table:style-name="ce5">
            <text:p><text:s/>105,525<text:s/></text:p>
          </table:table-cell>
          <table:table-cell office:value-type="float" office:value="286254" table:style-name="ce5">
            <text:p><text:s/>286,254<text:s/></text:p>
          </table:table-cell>
          <table:table-cell office:value-type="float" office:value="137198" table:style-name="ce5">
            <text:p><text:s/>137,198<text:s/></text:p>
          </table:table-cell>
          <table:table-cell office:value-type="float" office:value="149056" table:style-name="ce6">
            <text:p>149,056</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0" table:style-name="ce5">
            <text:p><text:s/>990<text:s/></text:p>
          </table:table-cell>
          <table:table-cell office:value-type="float" office:value="989" table:style-name="ce5">
            <text:p><text:s/>989<text:s/></text:p>
          </table:table-cell>
          <table:table-cell office:value-type="float" office:value="105661" table:style-name="ce5">
            <text:p><text:s/>105,661<text:s/></text:p>
          </table:table-cell>
          <table:table-cell office:value-type="float" office:value="290814" table:style-name="ce5">
            <text:p><text:s/>290,814<text:s/></text:p>
          </table:table-cell>
          <table:table-cell office:value-type="float" office:value="140642" table:style-name="ce5">
            <text:p><text:s/>140,642<text:s/></text:p>
          </table:table-cell>
          <table:table-cell office:value-type="float" office:value="150172" table:style-name="ce6">
            <text:p>150,172</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139" table:style-name="ce5">
            <text:p><text:s/>95,139<text:s/></text:p>
          </table:table-cell>
          <table:table-cell office:value-type="float" office:value="257734" table:style-name="ce5">
            <text:p><text:s/>257,734<text:s/></text:p>
          </table:table-cell>
          <table:table-cell office:value-type="float" office:value="124518" table:style-name="ce5">
            <text:p><text:s/>124,518<text:s/></text:p>
          </table:table-cell>
          <table:table-cell office:value-type="float" office:value="133216" table:style-name="ce6">
            <text:p>133,216</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3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3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2" table:style-name="ce5">
            <text:p><text:s/>9,572<text:s/></text:p>
          </table:table-cell>
          <table:table-cell office:value-type="float" office:value="9552" table:style-name="ce5">
            <text:p><text:s/>9,552<text:s/></text:p>
          </table:table-cell>
          <table:table-cell office:value-type="float" office:value="1039180" table:style-name="ce5">
            <text:p><text:s/>1,039,180<text:s/></text:p>
          </table:table-cell>
          <table:table-cell office:value-type="float" office:value="2705958" table:style-name="ce6">
            <text:p>2,705,958</text:p>
          </table:table-cell>
          <table:table-cell office:value-type="float" office:value="1297022" table:style-name="ce5">
            <text:p><text:s/>1,297,022<text:s/></text:p>
          </table:table-cell>
          <table:table-cell office:value-type="float" office:value="1408936" table:style-name="ce5">
            <text:p><text:s/>1,408,936<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185" table:style-name="ce5">
            <text:p><text:s/>80,185<text:s/></text:p>
          </table:table-cell>
          <table:table-cell office:value-type="float" office:value="210653" table:style-name="ce6">
            <text:p>210,653</text:p>
          </table:table-cell>
          <table:table-cell office:value-type="float" office:value="99496" table:style-name="ce5">
            <text:p><text:s/>99,496<text:s/></text:p>
          </table:table-cell>
          <table:table-cell office:value-type="float" office:value="111157" table:style-name="ce5">
            <text:p><text:s/>111,157<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230" table:style-name="ce5">
            <text:p><text:s/>89,230<text:s/></text:p>
          </table:table-cell>
          <table:table-cell office:value-type="float" office:value="229716" table:style-name="ce7">
            <text:p><text:s/>229,716<text:s/></text:p>
          </table:table-cell>
          <table:table-cell office:value-type="float" office:value="110175" table:style-name="ce5">
            <text:p><text:s/>110,175<text:s/></text:p>
          </table:table-cell>
          <table:table-cell office:value-type="float" office:value="119541" table:style-name="ce6">
            <text:p>119,541</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5" table:style-name="ce5">
            <text:p><text:s/>1,025<text:s/></text:p>
          </table:table-cell>
          <table:table-cell office:value-type="float" office:value="1023" table:style-name="ce5">
            <text:p><text:s/>1,023<text:s/></text:p>
          </table:table-cell>
          <table:table-cell office:value-type="float" office:value="120315" table:style-name="ce5">
            <text:p><text:s/>120,315<text:s/></text:p>
          </table:table-cell>
          <table:table-cell office:value-type="float" office:value="314227" table:style-name="ce7">
            <text:p><text:s/>314,227<text:s/></text:p>
          </table:table-cell>
          <table:table-cell office:value-type="float" office:value="147071" table:style-name="ce5">
            <text:p><text:s/>147,071<text:s/></text:p>
          </table:table-cell>
          <table:table-cell office:value-type="float" office:value="167156" table:style-name="ce6">
            <text:p>167,156</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580" table:style-name="ce5">
            <text:p><text:s/>98,580<text:s/></text:p>
          </table:table-cell>
          <table:table-cell office:value-type="float" office:value="230867" table:style-name="ce7">
            <text:p><text:s/>230,867<text:s/></text:p>
          </table:table-cell>
          <table:table-cell office:value-type="float" office:value="107768" table:style-name="ce5">
            <text:p><text:s/>107,768<text:s/></text:p>
          </table:table-cell>
          <table:table-cell office:value-type="float" office:value="123099" table:style-name="ce6">
            <text:p>123,099</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209" table:style-name="ce5">
            <text:p><text:s/>65,209<text:s/></text:p>
          </table:table-cell>
          <table:table-cell office:value-type="float" office:value="163577" table:style-name="ce7">
            <text:p><text:s/>163,577<text:s/></text:p>
          </table:table-cell>
          <table:table-cell office:value-type="float" office:value="78220" table:style-name="ce5">
            <text:p><text:s/>78,220<text:s/></text:p>
          </table:table-cell>
          <table:table-cell office:value-type="float" office:value="85357" table:style-name="ce6">
            <text:p>85,357</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310" table:style-name="ce5">
            <text:p><text:s/>51,310<text:s/></text:p>
          </table:table-cell>
          <table:table-cell office:value-type="float" office:value="131141" table:style-name="ce7">
            <text:p><text:s/>131,141<text:s/></text:p>
          </table:table-cell>
          <table:table-cell office:value-type="float" office:value="64110" table:style-name="ce5">
            <text:p><text:s/>64,110<text:s/></text:p>
          </table:table-cell>
          <table:table-cell office:value-type="float" office:value="67031" table:style-name="ce6">
            <text:p>67,031</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135" table:style-name="ce5">
            <text:p><text:s/>78,135<text:s/></text:p>
          </table:table-cell>
          <table:table-cell office:value-type="float" office:value="194720" table:style-name="ce7">
            <text:p><text:s/>194,720<text:s/></text:p>
          </table:table-cell>
          <table:table-cell office:value-type="float" office:value="96203" table:style-name="ce5">
            <text:p><text:s/>96,203<text:s/></text:p>
          </table:table-cell>
          <table:table-cell office:value-type="float" office:value="98517" table:style-name="ce6">
            <text:p>98,517</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7" table:style-name="ce5">
            <text:p><text:s/>997<text:s/></text:p>
          </table:table-cell>
          <table:table-cell office:value-type="float" office:value="997" table:style-name="ce5">
            <text:p><text:s/>997<text:s/></text:p>
          </table:table-cell>
          <table:table-cell office:value-type="float" office:value="103562" table:style-name="ce5">
            <text:p><text:s/>103,562<text:s/></text:p>
          </table:table-cell>
          <table:table-cell office:value-type="float" office:value="274423" table:style-name="ce7">
            <text:p><text:s/>274,423<text:s/></text:p>
          </table:table-cell>
          <table:table-cell office:value-type="float" office:value="132122" table:style-name="ce5">
            <text:p><text:s/>132,122<text:s/></text:p>
          </table:table-cell>
          <table:table-cell office:value-type="float" office:value="142301" table:style-name="ce6">
            <text:p>142,301</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2" table:style-name="ce5">
            <text:p><text:s/>452<text:s/></text:p>
          </table:table-cell>
          <table:table-cell office:value-type="float" office:value="45982" table:style-name="ce5">
            <text:p><text:s/>45,982<text:s/></text:p>
          </table:table-cell>
          <table:table-cell office:value-type="float" office:value="121439" table:style-name="ce5">
            <text:p><text:s/>121,439<text:s/></text:p>
          </table:table-cell>
          <table:table-cell office:value-type="float" office:value="59321" table:style-name="ce5">
            <text:p><text:s/>59,321<text:s/></text:p>
          </table:table-cell>
          <table:table-cell office:value-type="float" office:value="62118" table:style-name="ce6">
            <text:p>62,118</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674" table:style-name="ce5">
            <text:p><text:s/>105,674<text:s/></text:p>
          </table:table-cell>
          <table:table-cell office:value-type="float" office:value="286424" table:style-name="ce5">
            <text:p><text:s/>286,424<text:s/></text:p>
          </table:table-cell>
          <table:table-cell office:value-type="float" office:value="137269" table:style-name="ce5">
            <text:p><text:s/>137,269<text:s/></text:p>
          </table:table-cell>
          <table:table-cell office:value-type="float" office:value="149155" table:style-name="ce6">
            <text:p>149,155</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0" table:style-name="ce5">
            <text:p><text:s/>990<text:s/></text:p>
          </table:table-cell>
          <table:table-cell office:value-type="float" office:value="989" table:style-name="ce5">
            <text:p><text:s/>989<text:s/></text:p>
          </table:table-cell>
          <table:table-cell office:value-type="float" office:value="105790" table:style-name="ce5">
            <text:p><text:s/>105,790<text:s/></text:p>
          </table:table-cell>
          <table:table-cell office:value-type="float" office:value="290875" table:style-name="ce5">
            <text:p><text:s/>290,875<text:s/></text:p>
          </table:table-cell>
          <table:table-cell office:value-type="float" office:value="140709" table:style-name="ce5">
            <text:p><text:s/>140,709<text:s/></text:p>
          </table:table-cell>
          <table:table-cell office:value-type="float" office:value="150166" table:style-name="ce6">
            <text:p>150,166</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208" table:style-name="ce5">
            <text:p><text:s/>95,208<text:s/></text:p>
          </table:table-cell>
          <table:table-cell office:value-type="float" office:value="257896" table:style-name="ce5">
            <text:p><text:s/>257,896<text:s/></text:p>
          </table:table-cell>
          <table:table-cell office:value-type="float" office:value="124558" table:style-name="ce5">
            <text:p><text:s/>124,558<text:s/></text:p>
          </table:table-cell>
          <table:table-cell office:value-type="float" office:value="133338" table:style-name="ce6">
            <text:p>133,338</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4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4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4" table:style-name="ce5">
            <text:p><text:s/>9,574<text:s/></text:p>
          </table:table-cell>
          <table:table-cell office:value-type="float" office:value="9553" table:style-name="ce5">
            <text:p><text:s/>9,553<text:s/></text:p>
          </table:table-cell>
          <table:table-cell office:value-type="float" office:value="1040094" table:style-name="ce5">
            <text:p><text:s/>1,040,094<text:s/></text:p>
          </table:table-cell>
          <table:table-cell office:value-type="float" office:value="2705949" table:style-name="ce6">
            <text:p>2,705,949</text:p>
          </table:table-cell>
          <table:table-cell office:value-type="float" office:value="1296967" table:style-name="ce5">
            <text:p><text:s/>1,296,967<text:s/></text:p>
          </table:table-cell>
          <table:table-cell office:value-type="float" office:value="1408982" table:style-name="ce5">
            <text:p><text:s/>1,408,982<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97" table:style-name="ce5">
            <text:p><text:s/>80,297<text:s/></text:p>
          </table:table-cell>
          <table:table-cell office:value-type="float" office:value="210800" table:style-name="ce6">
            <text:p>210,800</text:p>
          </table:table-cell>
          <table:table-cell office:value-type="float" office:value="99558" table:style-name="ce5">
            <text:p><text:s/>99,558<text:s/></text:p>
          </table:table-cell>
          <table:table-cell office:value-type="float" office:value="111242" table:style-name="ce5">
            <text:p><text:s/>111,242<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325" table:style-name="ce5">
            <text:p><text:s/>89,325<text:s/></text:p>
          </table:table-cell>
          <table:table-cell office:value-type="float" office:value="229677" table:style-name="ce7">
            <text:p><text:s/>229,677<text:s/></text:p>
          </table:table-cell>
          <table:table-cell office:value-type="float" office:value="110174" table:style-name="ce5">
            <text:p><text:s/>110,174<text:s/></text:p>
          </table:table-cell>
          <table:table-cell office:value-type="float" office:value="119503" table:style-name="ce6">
            <text:p>119,503</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446" table:style-name="ce5">
            <text:p><text:s/>120,446<text:s/></text:p>
          </table:table-cell>
          <table:table-cell office:value-type="float" office:value="314378" table:style-name="ce7">
            <text:p><text:s/>314,378<text:s/></text:p>
          </table:table-cell>
          <table:table-cell office:value-type="float" office:value="147154" table:style-name="ce5">
            <text:p><text:s/>147,154<text:s/></text:p>
          </table:table-cell>
          <table:table-cell office:value-type="float" office:value="167224" table:style-name="ce6">
            <text:p>167,224</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633" table:style-name="ce5">
            <text:p><text:s/>98,633<text:s/></text:p>
          </table:table-cell>
          <table:table-cell office:value-type="float" office:value="230871" table:style-name="ce7">
            <text:p><text:s/>230,871<text:s/></text:p>
          </table:table-cell>
          <table:table-cell office:value-type="float" office:value="107771" table:style-name="ce5">
            <text:p><text:s/>107,771<text:s/></text:p>
          </table:table-cell>
          <table:table-cell office:value-type="float" office:value="123100" table:style-name="ce6">
            <text:p>123,100</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264" table:style-name="ce5">
            <text:p><text:s/>65,264<text:s/></text:p>
          </table:table-cell>
          <table:table-cell office:value-type="float" office:value="163536" table:style-name="ce7">
            <text:p><text:s/>163,536<text:s/></text:p>
          </table:table-cell>
          <table:table-cell office:value-type="float" office:value="78160" table:style-name="ce5">
            <text:p><text:s/>78,160<text:s/></text:p>
          </table:table-cell>
          <table:table-cell office:value-type="float" office:value="85376" table:style-name="ce6">
            <text:p>85,376</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362" table:style-name="ce5">
            <text:p><text:s/>51,362<text:s/></text:p>
          </table:table-cell>
          <table:table-cell office:value-type="float" office:value="131106" table:style-name="ce7">
            <text:p><text:s/>131,106<text:s/></text:p>
          </table:table-cell>
          <table:table-cell office:value-type="float" office:value="64097" table:style-name="ce5">
            <text:p><text:s/>64,097<text:s/></text:p>
          </table:table-cell>
          <table:table-cell office:value-type="float" office:value="67009" table:style-name="ce6">
            <text:p>67,009</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143" table:style-name="ce5">
            <text:p><text:s/>78,143<text:s/></text:p>
          </table:table-cell>
          <table:table-cell office:value-type="float" office:value="194462" table:style-name="ce7">
            <text:p><text:s/>194,462<text:s/></text:p>
          </table:table-cell>
          <table:table-cell office:value-type="float" office:value="96067" table:style-name="ce5">
            <text:p><text:s/>96,067<text:s/></text:p>
          </table:table-cell>
          <table:table-cell office:value-type="float" office:value="98395" table:style-name="ce6">
            <text:p>98,395</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3686" table:style-name="ce5">
            <text:p><text:s/>103,686<text:s/></text:p>
          </table:table-cell>
          <table:table-cell office:value-type="float" office:value="274605" table:style-name="ce7">
            <text:p><text:s/>274,605<text:s/></text:p>
          </table:table-cell>
          <table:table-cell office:value-type="float" office:value="132202" table:style-name="ce5">
            <text:p><text:s/>132,202<text:s/></text:p>
          </table:table-cell>
          <table:table-cell office:value-type="float" office:value="142403" table:style-name="ce6">
            <text:p>142,403</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033" table:style-name="ce5">
            <text:p><text:s/>46,033<text:s/></text:p>
          </table:table-cell>
          <table:table-cell office:value-type="float" office:value="121496" table:style-name="ce5">
            <text:p><text:s/>121,496<text:s/></text:p>
          </table:table-cell>
          <table:table-cell office:value-type="float" office:value="59351" table:style-name="ce5">
            <text:p><text:s/>59,351<text:s/></text:p>
          </table:table-cell>
          <table:table-cell office:value-type="float" office:value="62145" table:style-name="ce6">
            <text:p>62,145</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801" table:style-name="ce5">
            <text:p><text:s/>105,801<text:s/></text:p>
          </table:table-cell>
          <table:table-cell office:value-type="float" office:value="286537" table:style-name="ce5">
            <text:p><text:s/>286,537<text:s/></text:p>
          </table:table-cell>
          <table:table-cell office:value-type="float" office:value="137275" table:style-name="ce5">
            <text:p><text:s/>137,275<text:s/></text:p>
          </table:table-cell>
          <table:table-cell office:value-type="float" office:value="149262" table:style-name="ce6">
            <text:p>149,262</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0" table:style-name="ce5">
            <text:p><text:s/>990<text:s/></text:p>
          </table:table-cell>
          <table:table-cell office:value-type="float" office:value="989" table:style-name="ce5">
            <text:p><text:s/>989<text:s/></text:p>
          </table:table-cell>
          <table:table-cell office:value-type="float" office:value="105838" table:style-name="ce5">
            <text:p><text:s/>105,838<text:s/></text:p>
          </table:table-cell>
          <table:table-cell office:value-type="float" office:value="290778" table:style-name="ce5">
            <text:p><text:s/>290,778<text:s/></text:p>
          </table:table-cell>
          <table:table-cell office:value-type="float" office:value="140675" table:style-name="ce5">
            <text:p><text:s/>140,675<text:s/></text:p>
          </table:table-cell>
          <table:table-cell office:value-type="float" office:value="150103" table:style-name="ce6">
            <text:p>150,103</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266" table:style-name="ce5">
            <text:p><text:s/>95,266<text:s/></text:p>
          </table:table-cell>
          <table:table-cell office:value-type="float" office:value="257703" table:style-name="ce5">
            <text:p><text:s/>257,703<text:s/></text:p>
          </table:table-cell>
          <table:table-cell office:value-type="float" office:value="124483" table:style-name="ce5">
            <text:p><text:s/>124,483<text:s/></text:p>
          </table:table-cell>
          <table:table-cell office:value-type="float" office:value="133220" table:style-name="ce6">
            <text:p>133,220</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5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5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6" table:style-name="ce5">
            <text:p><text:s/>9,576<text:s/></text:p>
          </table:table-cell>
          <table:table-cell office:value-type="float" office:value="9555" table:style-name="ce5">
            <text:p><text:s/>9,555<text:s/></text:p>
          </table:table-cell>
          <table:table-cell office:value-type="float" office:value="1040859" table:style-name="ce5">
            <text:p><text:s/>1,040,859<text:s/></text:p>
          </table:table-cell>
          <table:table-cell office:value-type="float" office:value="2705921" table:style-name="ce6">
            <text:p>2,705,921</text:p>
          </table:table-cell>
          <table:table-cell office:value-type="float" office:value="1296713" table:style-name="ce5">
            <text:p><text:s/>1,296,713<text:s/></text:p>
          </table:table-cell>
          <table:table-cell office:value-type="float" office:value="1409208" table:style-name="ce5">
            <text:p><text:s/>1,409,208<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361" table:style-name="ce5">
            <text:p><text:s/>80,361<text:s/></text:p>
          </table:table-cell>
          <table:table-cell office:value-type="float" office:value="210794" table:style-name="ce6">
            <text:p>210,794</text:p>
          </table:table-cell>
          <table:table-cell office:value-type="float" office:value="99499" table:style-name="ce5">
            <text:p><text:s/>99,499<text:s/></text:p>
          </table:table-cell>
          <table:table-cell office:value-type="float" office:value="111295" table:style-name="ce5">
            <text:p><text:s/>111,295<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406" table:style-name="ce5">
            <text:p><text:s/>89,406<text:s/></text:p>
          </table:table-cell>
          <table:table-cell office:value-type="float" office:value="229653" table:style-name="ce7">
            <text:p><text:s/>229,653<text:s/></text:p>
          </table:table-cell>
          <table:table-cell office:value-type="float" office:value="110129" table:style-name="ce5">
            <text:p><text:s/>110,129<text:s/></text:p>
          </table:table-cell>
          <table:table-cell office:value-type="float" office:value="119524" table:style-name="ce6">
            <text:p>119,524</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518" table:style-name="ce5">
            <text:p><text:s/>120,518<text:s/></text:p>
          </table:table-cell>
          <table:table-cell office:value-type="float" office:value="314360" table:style-name="ce7">
            <text:p><text:s/>314,360<text:s/></text:p>
          </table:table-cell>
          <table:table-cell office:value-type="float" office:value="147109" table:style-name="ce5">
            <text:p><text:s/>147,109<text:s/></text:p>
          </table:table-cell>
          <table:table-cell office:value-type="float" office:value="167251" table:style-name="ce6">
            <text:p>167,251</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682" table:style-name="ce5">
            <text:p><text:s/>98,682<text:s/></text:p>
          </table:table-cell>
          <table:table-cell office:value-type="float" office:value="230941" table:style-name="ce7">
            <text:p><text:s/>230,941<text:s/></text:p>
          </table:table-cell>
          <table:table-cell office:value-type="float" office:value="107793" table:style-name="ce5">
            <text:p><text:s/>107,793<text:s/></text:p>
          </table:table-cell>
          <table:table-cell office:value-type="float" office:value="123148" table:style-name="ce6">
            <text:p>123,148</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279" table:style-name="ce5">
            <text:p><text:s/>65,279<text:s/></text:p>
          </table:table-cell>
          <table:table-cell office:value-type="float" office:value="163446" table:style-name="ce7">
            <text:p><text:s/>163,446<text:s/></text:p>
          </table:table-cell>
          <table:table-cell office:value-type="float" office:value="78128" table:style-name="ce5">
            <text:p><text:s/>78,128<text:s/></text:p>
          </table:table-cell>
          <table:table-cell office:value-type="float" office:value="85318" table:style-name="ce6">
            <text:p>85,318</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385" table:style-name="ce5">
            <text:p><text:s/>51,385<text:s/></text:p>
          </table:table-cell>
          <table:table-cell office:value-type="float" office:value="131030" table:style-name="ce7">
            <text:p><text:s/>131,030<text:s/></text:p>
          </table:table-cell>
          <table:table-cell office:value-type="float" office:value="64063" table:style-name="ce5">
            <text:p><text:s/>64,063<text:s/></text:p>
          </table:table-cell>
          <table:table-cell office:value-type="float" office:value="66967" table:style-name="ce6">
            <text:p>66,967</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124" table:style-name="ce5">
            <text:p><text:s/>78,124<text:s/></text:p>
          </table:table-cell>
          <table:table-cell office:value-type="float" office:value="194296" table:style-name="ce7">
            <text:p><text:s/>194,296<text:s/></text:p>
          </table:table-cell>
          <table:table-cell office:value-type="float" office:value="95970" table:style-name="ce5">
            <text:p><text:s/>95,970<text:s/></text:p>
          </table:table-cell>
          <table:table-cell office:value-type="float" office:value="98326" table:style-name="ce6">
            <text:p>98,326</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3802" table:style-name="ce5">
            <text:p><text:s/>103,802<text:s/></text:p>
          </table:table-cell>
          <table:table-cell office:value-type="float" office:value="274722" table:style-name="ce7">
            <text:p><text:s/>274,722<text:s/></text:p>
          </table:table-cell>
          <table:table-cell office:value-type="float" office:value="132235" table:style-name="ce5">
            <text:p><text:s/>132,235<text:s/></text:p>
          </table:table-cell>
          <table:table-cell office:value-type="float" office:value="142487" table:style-name="ce6">
            <text:p>142,487</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073" table:style-name="ce5">
            <text:p><text:s/>46,073<text:s/></text:p>
          </table:table-cell>
          <table:table-cell office:value-type="float" office:value="121552" table:style-name="ce5">
            <text:p><text:s/>121,552<text:s/></text:p>
          </table:table-cell>
          <table:table-cell office:value-type="float" office:value="59362" table:style-name="ce5">
            <text:p><text:s/>59,362<text:s/></text:p>
          </table:table-cell>
          <table:table-cell office:value-type="float" office:value="62190" table:style-name="ce6">
            <text:p>62,190</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973" table:style-name="ce5">
            <text:p><text:s/>105,973<text:s/></text:p>
          </table:table-cell>
          <table:table-cell office:value-type="float" office:value="286764" table:style-name="ce5">
            <text:p><text:s/>286,764<text:s/></text:p>
          </table:table-cell>
          <table:table-cell office:value-type="float" office:value="137362" table:style-name="ce5">
            <text:p><text:s/>137,362<text:s/></text:p>
          </table:table-cell>
          <table:table-cell office:value-type="float" office:value="149402" table:style-name="ce6">
            <text:p>149,402</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2" table:style-name="ce5">
            <text:p><text:s/>992<text:s/></text:p>
          </table:table-cell>
          <table:table-cell office:value-type="float" office:value="991" table:style-name="ce5">
            <text:p><text:s/>991<text:s/></text:p>
          </table:table-cell>
          <table:table-cell office:value-type="float" office:value="105896" table:style-name="ce5">
            <text:p><text:s/>105,896<text:s/></text:p>
          </table:table-cell>
          <table:table-cell office:value-type="float" office:value="290711" table:style-name="ce5">
            <text:p><text:s/>290,711<text:s/></text:p>
          </table:table-cell>
          <table:table-cell office:value-type="float" office:value="140656" table:style-name="ce5">
            <text:p><text:s/>140,656<text:s/></text:p>
          </table:table-cell>
          <table:table-cell office:value-type="float" office:value="150055" table:style-name="ce6">
            <text:p>150,055</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360" table:style-name="ce5">
            <text:p><text:s/>95,360<text:s/></text:p>
          </table:table-cell>
          <table:table-cell office:value-type="float" office:value="257652" table:style-name="ce5">
            <text:p><text:s/>257,652<text:s/></text:p>
          </table:table-cell>
          <table:table-cell office:value-type="float" office:value="124407" table:style-name="ce5">
            <text:p><text:s/>124,407<text:s/></text:p>
          </table:table-cell>
          <table:table-cell office:value-type="float" office:value="133245" table:style-name="ce6">
            <text:p>133,245</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6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6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6" table:style-name="ce5">
            <text:p><text:s/>9,576<text:s/></text:p>
          </table:table-cell>
          <table:table-cell office:value-type="float" office:value="9555" table:style-name="ce5">
            <text:p><text:s/>9,555<text:s/></text:p>
          </table:table-cell>
          <table:table-cell office:value-type="float" office:value="1041379" table:style-name="ce5">
            <text:p><text:s/>1,041,379<text:s/></text:p>
          </table:table-cell>
          <table:table-cell office:value-type="float" office:value="2706030" table:style-name="ce6">
            <text:p>2,706,030</text:p>
          </table:table-cell>
          <table:table-cell office:value-type="float" office:value="1296639" table:style-name="ce5">
            <text:p><text:s/>1,296,639<text:s/></text:p>
          </table:table-cell>
          <table:table-cell office:value-type="float" office:value="1409391" table:style-name="ce5">
            <text:p><text:s/>1,409,391<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345" table:style-name="ce5">
            <text:p><text:s/>80,345<text:s/></text:p>
          </table:table-cell>
          <table:table-cell office:value-type="float" office:value="210648" table:style-name="ce6">
            <text:p>210,648</text:p>
          </table:table-cell>
          <table:table-cell office:value-type="float" office:value="99392" table:style-name="ce5">
            <text:p><text:s/>99,392<text:s/></text:p>
          </table:table-cell>
          <table:table-cell office:value-type="float" office:value="111256" table:style-name="ce5">
            <text:p><text:s/>111,256<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407" table:style-name="ce5">
            <text:p><text:s/>89,407<text:s/></text:p>
          </table:table-cell>
          <table:table-cell office:value-type="float" office:value="229605" table:style-name="ce7">
            <text:p><text:s/>229,605<text:s/></text:p>
          </table:table-cell>
          <table:table-cell office:value-type="float" office:value="110093" table:style-name="ce5">
            <text:p><text:s/>110,093<text:s/></text:p>
          </table:table-cell>
          <table:table-cell office:value-type="float" office:value="119512" table:style-name="ce6">
            <text:p>119,512</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572" table:style-name="ce5">
            <text:p><text:s/>120,572<text:s/></text:p>
          </table:table-cell>
          <table:table-cell office:value-type="float" office:value="314361" table:style-name="ce7">
            <text:p><text:s/>314,361<text:s/></text:p>
          </table:table-cell>
          <table:table-cell office:value-type="float" office:value="147126" table:style-name="ce5">
            <text:p><text:s/>147,126<text:s/></text:p>
          </table:table-cell>
          <table:table-cell office:value-type="float" office:value="167235" table:style-name="ce6">
            <text:p>167,235</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754" table:style-name="ce5">
            <text:p><text:s/>98,754<text:s/></text:p>
          </table:table-cell>
          <table:table-cell office:value-type="float" office:value="230990" table:style-name="ce7">
            <text:p><text:s/>230,990<text:s/></text:p>
          </table:table-cell>
          <table:table-cell office:value-type="float" office:value="107809" table:style-name="ce5">
            <text:p><text:s/>107,809<text:s/></text:p>
          </table:table-cell>
          <table:table-cell office:value-type="float" office:value="123181" table:style-name="ce6">
            <text:p>123,181</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382" table:style-name="ce5">
            <text:p><text:s/>65,382<text:s/></text:p>
          </table:table-cell>
          <table:table-cell office:value-type="float" office:value="163447" table:style-name="ce7">
            <text:p><text:s/>163,447<text:s/></text:p>
          </table:table-cell>
          <table:table-cell office:value-type="float" office:value="78079" table:style-name="ce5">
            <text:p><text:s/>78,079<text:s/></text:p>
          </table:table-cell>
          <table:table-cell office:value-type="float" office:value="85368" table:style-name="ce6">
            <text:p>85,368</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432" table:style-name="ce5">
            <text:p><text:s/>51,432<text:s/></text:p>
          </table:table-cell>
          <table:table-cell office:value-type="float" office:value="130991" table:style-name="ce7">
            <text:p><text:s/>130,991<text:s/></text:p>
          </table:table-cell>
          <table:table-cell office:value-type="float" office:value="64053" table:style-name="ce5">
            <text:p><text:s/>64,053<text:s/></text:p>
          </table:table-cell>
          <table:table-cell office:value-type="float" office:value="66938" table:style-name="ce6">
            <text:p>66,938</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159" table:style-name="ce5">
            <text:p><text:s/>78,159<text:s/></text:p>
          </table:table-cell>
          <table:table-cell office:value-type="float" office:value="194278" table:style-name="ce7">
            <text:p><text:s/>194,278<text:s/></text:p>
          </table:table-cell>
          <table:table-cell office:value-type="float" office:value="95952" table:style-name="ce5">
            <text:p><text:s/>95,952<text:s/></text:p>
          </table:table-cell>
          <table:table-cell office:value-type="float" office:value="98326" table:style-name="ce6">
            <text:p>98,326</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3885" table:style-name="ce5">
            <text:p><text:s/>103,885<text:s/></text:p>
          </table:table-cell>
          <table:table-cell office:value-type="float" office:value="274903" table:style-name="ce7">
            <text:p><text:s/>274,903<text:s/></text:p>
          </table:table-cell>
          <table:table-cell office:value-type="float" office:value="132324" table:style-name="ce5">
            <text:p><text:s/>132,324<text:s/></text:p>
          </table:table-cell>
          <table:table-cell office:value-type="float" office:value="142579" table:style-name="ce6">
            <text:p>142,579</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136" table:style-name="ce5">
            <text:p><text:s/>46,136<text:s/></text:p>
          </table:table-cell>
          <table:table-cell office:value-type="float" office:value="121640" table:style-name="ce5">
            <text:p><text:s/>121,640<text:s/></text:p>
          </table:table-cell>
          <table:table-cell office:value-type="float" office:value="59403" table:style-name="ce5">
            <text:p><text:s/>59,403<text:s/></text:p>
          </table:table-cell>
          <table:table-cell office:value-type="float" office:value="62237" table:style-name="ce6">
            <text:p>62,237</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967" table:style-name="ce5">
            <text:p><text:s/>105,967<text:s/></text:p>
          </table:table-cell>
          <table:table-cell office:value-type="float" office:value="286696" table:style-name="ce5">
            <text:p><text:s/>286,696<text:s/></text:p>
          </table:table-cell>
          <table:table-cell office:value-type="float" office:value="137324" table:style-name="ce5">
            <text:p><text:s/>137,324<text:s/></text:p>
          </table:table-cell>
          <table:table-cell office:value-type="float" office:value="149372" table:style-name="ce6">
            <text:p>149,372</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2" table:style-name="ce5">
            <text:p><text:s/>992<text:s/></text:p>
          </table:table-cell>
          <table:table-cell office:value-type="float" office:value="991" table:style-name="ce5">
            <text:p><text:s/>991<text:s/></text:p>
          </table:table-cell>
          <table:table-cell office:value-type="float" office:value="105901" table:style-name="ce5">
            <text:p><text:s/>105,901<text:s/></text:p>
          </table:table-cell>
          <table:table-cell office:value-type="float" office:value="290688" table:style-name="ce5">
            <text:p><text:s/>290,688<text:s/></text:p>
          </table:table-cell>
          <table:table-cell office:value-type="float" office:value="140646" table:style-name="ce5">
            <text:p><text:s/>140,646<text:s/></text:p>
          </table:table-cell>
          <table:table-cell office:value-type="float" office:value="150042" table:style-name="ce6">
            <text:p>150,042</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439" table:style-name="ce5">
            <text:p><text:s/>95,439<text:s/></text:p>
          </table:table-cell>
          <table:table-cell office:value-type="float" office:value="257783" table:style-name="ce5">
            <text:p><text:s/>257,783<text:s/></text:p>
          </table:table-cell>
          <table:table-cell office:value-type="float" office:value="124438" table:style-name="ce5">
            <text:p><text:s/>124,438<text:s/></text:p>
          </table:table-cell>
          <table:table-cell office:value-type="float" office:value="133345" table:style-name="ce6">
            <text:p>133,345</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7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7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6" table:style-name="ce5">
            <text:p><text:s/>9,576<text:s/></text:p>
          </table:table-cell>
          <table:table-cell office:value-type="float" office:value="9555" table:style-name="ce5">
            <text:p><text:s/>9,555<text:s/></text:p>
          </table:table-cell>
          <table:table-cell office:value-type="float" office:value="1041195" table:style-name="ce5">
            <text:p><text:s/>1,041,195<text:s/></text:p>
          </table:table-cell>
          <table:table-cell office:value-type="float" office:value="2703444" table:style-name="ce6">
            <text:p>2,703,444</text:p>
          </table:table-cell>
          <table:table-cell office:value-type="float" office:value="1295296" table:style-name="ce5">
            <text:p><text:s/>1,295,296<text:s/></text:p>
          </table:table-cell>
          <table:table-cell office:value-type="float" office:value="1408148" table:style-name="ce5">
            <text:p><text:s/>1,408,148<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67" table:style-name="ce5">
            <text:p><text:s/>80,267<text:s/></text:p>
          </table:table-cell>
          <table:table-cell office:value-type="float" office:value="210226" table:style-name="ce6">
            <text:p>210,226</text:p>
          </table:table-cell>
          <table:table-cell office:value-type="float" office:value="99179" table:style-name="ce5">
            <text:p><text:s/>99,179<text:s/></text:p>
          </table:table-cell>
          <table:table-cell office:value-type="float" office:value="111047" table:style-name="ce5">
            <text:p><text:s/>111,047<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384" table:style-name="ce5">
            <text:p><text:s/>89,384<text:s/></text:p>
          </table:table-cell>
          <table:table-cell office:value-type="float" office:value="229380" table:style-name="ce7">
            <text:p><text:s/>229,380<text:s/></text:p>
          </table:table-cell>
          <table:table-cell office:value-type="float" office:value="109988" table:style-name="ce5">
            <text:p><text:s/>109,988<text:s/></text:p>
          </table:table-cell>
          <table:table-cell office:value-type="float" office:value="119392" table:style-name="ce6">
            <text:p>119,392</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416" table:style-name="ce5">
            <text:p><text:s/>120,416<text:s/></text:p>
          </table:table-cell>
          <table:table-cell office:value-type="float" office:value="313607" table:style-name="ce7">
            <text:p><text:s/>313,607<text:s/></text:p>
          </table:table-cell>
          <table:table-cell office:value-type="float" office:value="146749" table:style-name="ce5">
            <text:p><text:s/>146,749<text:s/></text:p>
          </table:table-cell>
          <table:table-cell office:value-type="float" office:value="166858" table:style-name="ce6">
            <text:p>166,858</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760" table:style-name="ce5">
            <text:p><text:s/>98,760<text:s/></text:p>
          </table:table-cell>
          <table:table-cell office:value-type="float" office:value="230678" table:style-name="ce7">
            <text:p><text:s/>230,678<text:s/></text:p>
          </table:table-cell>
          <table:table-cell office:value-type="float" office:value="107678" table:style-name="ce5">
            <text:p><text:s/>107,678<text:s/></text:p>
          </table:table-cell>
          <table:table-cell office:value-type="float" office:value="123000" table:style-name="ce6">
            <text:p>123,000</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308" table:style-name="ce5">
            <text:p><text:s/>65,308<text:s/></text:p>
          </table:table-cell>
          <table:table-cell office:value-type="float" office:value="163168" table:style-name="ce7">
            <text:p><text:s/>163,168<text:s/></text:p>
          </table:table-cell>
          <table:table-cell office:value-type="float" office:value="77946" table:style-name="ce5">
            <text:p><text:s/>77,946<text:s/></text:p>
          </table:table-cell>
          <table:table-cell office:value-type="float" office:value="85222" table:style-name="ce6">
            <text:p>85,222</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411" table:style-name="ce5">
            <text:p><text:s/>51,411<text:s/></text:p>
          </table:table-cell>
          <table:table-cell office:value-type="float" office:value="130834" table:style-name="ce7">
            <text:p><text:s/>130,834<text:s/></text:p>
          </table:table-cell>
          <table:table-cell office:value-type="float" office:value="63938" table:style-name="ce5">
            <text:p><text:s/>63,938<text:s/></text:p>
          </table:table-cell>
          <table:table-cell office:value-type="float" office:value="66896" table:style-name="ce6">
            <text:p>66,896</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144" table:style-name="ce5">
            <text:p><text:s/>78,144<text:s/></text:p>
          </table:table-cell>
          <table:table-cell office:value-type="float" office:value="194141" table:style-name="ce7">
            <text:p><text:s/>194,141<text:s/></text:p>
          </table:table-cell>
          <table:table-cell office:value-type="float" office:value="95878" table:style-name="ce5">
            <text:p><text:s/>95,878<text:s/></text:p>
          </table:table-cell>
          <table:table-cell office:value-type="float" office:value="98263" table:style-name="ce6">
            <text:p>98,263</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3918" table:style-name="ce5">
            <text:p><text:s/>103,918<text:s/></text:p>
          </table:table-cell>
          <table:table-cell office:value-type="float" office:value="274913" table:style-name="ce7">
            <text:p><text:s/>274,913<text:s/></text:p>
          </table:table-cell>
          <table:table-cell office:value-type="float" office:value="132333" table:style-name="ce5">
            <text:p><text:s/>132,333<text:s/></text:p>
          </table:table-cell>
          <table:table-cell office:value-type="float" office:value="142580" table:style-name="ce6">
            <text:p>142,580</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212" table:style-name="ce5">
            <text:p><text:s/>46,212<text:s/></text:p>
          </table:table-cell>
          <table:table-cell office:value-type="float" office:value="121757" table:style-name="ce5">
            <text:p><text:s/>121,757<text:s/></text:p>
          </table:table-cell>
          <table:table-cell office:value-type="float" office:value="59475" table:style-name="ce5">
            <text:p><text:s/>59,475<text:s/></text:p>
          </table:table-cell>
          <table:table-cell office:value-type="float" office:value="62282" table:style-name="ce6">
            <text:p>62,282</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5992" table:style-name="ce5">
            <text:p><text:s/>105,992<text:s/></text:p>
          </table:table-cell>
          <table:table-cell office:value-type="float" office:value="286582" table:style-name="ce5">
            <text:p><text:s/>286,582<text:s/></text:p>
          </table:table-cell>
          <table:table-cell office:value-type="float" office:value="137252" table:style-name="ce5">
            <text:p><text:s/>137,252<text:s/></text:p>
          </table:table-cell>
          <table:table-cell office:value-type="float" office:value="149330" table:style-name="ce6">
            <text:p>149,330</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2" table:style-name="ce5">
            <text:p><text:s/>992<text:s/></text:p>
          </table:table-cell>
          <table:table-cell office:value-type="float" office:value="991" table:style-name="ce5">
            <text:p><text:s/>991<text:s/></text:p>
          </table:table-cell>
          <table:table-cell office:value-type="float" office:value="105935" table:style-name="ce5">
            <text:p><text:s/>105,935<text:s/></text:p>
          </table:table-cell>
          <table:table-cell office:value-type="float" office:value="290507" table:style-name="ce5">
            <text:p><text:s/>290,507<text:s/></text:p>
          </table:table-cell>
          <table:table-cell office:value-type="float" office:value="140521" table:style-name="ce5">
            <text:p><text:s/>140,521<text:s/></text:p>
          </table:table-cell>
          <table:table-cell office:value-type="float" office:value="149986" table:style-name="ce6">
            <text:p>149,986</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448" table:style-name="ce5">
            <text:p><text:s/>95,448<text:s/></text:p>
          </table:table-cell>
          <table:table-cell office:value-type="float" office:value="257651" table:style-name="ce5">
            <text:p><text:s/>257,651<text:s/></text:p>
          </table:table-cell>
          <table:table-cell office:value-type="float" office:value="124359" table:style-name="ce5">
            <text:p><text:s/>124,359<text:s/></text:p>
          </table:table-cell>
          <table:table-cell office:value-type="float" office:value="133292" table:style-name="ce6">
            <text:p>133,292</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8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8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9" table:style-name="ce5">
            <text:p><text:s/>9,579<text:s/></text:p>
          </table:table-cell>
          <table:table-cell office:value-type="float" office:value="9558" table:style-name="ce5">
            <text:p><text:s/>9,558<text:s/></text:p>
          </table:table-cell>
          <table:table-cell office:value-type="float" office:value="1041891" table:style-name="ce5">
            <text:p><text:s/>1,041,891<text:s/></text:p>
          </table:table-cell>
          <table:table-cell office:value-type="float" office:value="2701571" table:style-name="ce6">
            <text:p>2,701,571</text:p>
          </table:table-cell>
          <table:table-cell office:value-type="float" office:value="1294376" table:style-name="ce5">
            <text:p><text:s/>1,294,376<text:s/></text:p>
          </table:table-cell>
          <table:table-cell office:value-type="float" office:value="1407195" table:style-name="ce5">
            <text:p><text:s/>1,407,195<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75" table:style-name="ce5">
            <text:p><text:s/>80,275<text:s/></text:p>
          </table:table-cell>
          <table:table-cell office:value-type="float" office:value="209856" table:style-name="ce6">
            <text:p>209,856</text:p>
          </table:table-cell>
          <table:table-cell office:value-type="float" office:value="98961" table:style-name="ce5">
            <text:p><text:s/>98,961<text:s/></text:p>
          </table:table-cell>
          <table:table-cell office:value-type="float" office:value="110895" table:style-name="ce5">
            <text:p><text:s/>110,895<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426" table:style-name="ce5">
            <text:p><text:s/>89,426<text:s/></text:p>
          </table:table-cell>
          <table:table-cell office:value-type="float" office:value="229199" table:style-name="ce7">
            <text:p><text:s/>229,199<text:s/></text:p>
          </table:table-cell>
          <table:table-cell office:value-type="float" office:value="109873" table:style-name="ce5">
            <text:p><text:s/>109,873<text:s/></text:p>
          </table:table-cell>
          <table:table-cell office:value-type="float" office:value="119326" table:style-name="ce6">
            <text:p>119,326</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423" table:style-name="ce5">
            <text:p><text:s/>120,423<text:s/></text:p>
          </table:table-cell>
          <table:table-cell office:value-type="float" office:value="313191" table:style-name="ce7">
            <text:p><text:s/>313,191<text:s/></text:p>
          </table:table-cell>
          <table:table-cell office:value-type="float" office:value="146575" table:style-name="ce5">
            <text:p><text:s/>146,575<text:s/></text:p>
          </table:table-cell>
          <table:table-cell office:value-type="float" office:value="166616" table:style-name="ce6">
            <text:p>166,616</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69" table:style-name="ce5">
            <text:p><text:s/>869<text:s/></text:p>
          </table:table-cell>
          <table:table-cell office:value-type="float" office:value="867" table:style-name="ce5">
            <text:p><text:s/>867<text:s/></text:p>
          </table:table-cell>
          <table:table-cell office:value-type="float" office:value="98858" table:style-name="ce5">
            <text:p><text:s/>98,858<text:s/></text:p>
          </table:table-cell>
          <table:table-cell office:value-type="float" office:value="230592" table:style-name="ce7">
            <text:p><text:s/>230,592<text:s/></text:p>
          </table:table-cell>
          <table:table-cell office:value-type="float" office:value="107649" table:style-name="ce5">
            <text:p><text:s/>107,649<text:s/></text:p>
          </table:table-cell>
          <table:table-cell office:value-type="float" office:value="122943" table:style-name="ce6">
            <text:p>122,943</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265" table:style-name="ce5">
            <text:p><text:s/>65,265<text:s/></text:p>
          </table:table-cell>
          <table:table-cell office:value-type="float" office:value="162673" table:style-name="ce7">
            <text:p><text:s/>162,673<text:s/></text:p>
          </table:table-cell>
          <table:table-cell office:value-type="float" office:value="77709" table:style-name="ce5">
            <text:p><text:s/>77,709<text:s/></text:p>
          </table:table-cell>
          <table:table-cell office:value-type="float" office:value="84964" table:style-name="ce6">
            <text:p>84,964</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424" table:style-name="ce5">
            <text:p><text:s/>51,424<text:s/></text:p>
          </table:table-cell>
          <table:table-cell office:value-type="float" office:value="130749" table:style-name="ce7">
            <text:p><text:s/>130,749<text:s/></text:p>
          </table:table-cell>
          <table:table-cell office:value-type="float" office:value="63916" table:style-name="ce5">
            <text:p><text:s/>63,916<text:s/></text:p>
          </table:table-cell>
          <table:table-cell office:value-type="float" office:value="66833" table:style-name="ce6">
            <text:p>66,833</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185" table:style-name="ce5">
            <text:p><text:s/>78,185<text:s/></text:p>
          </table:table-cell>
          <table:table-cell office:value-type="float" office:value="194132" table:style-name="ce7">
            <text:p><text:s/>194,132<text:s/></text:p>
          </table:table-cell>
          <table:table-cell office:value-type="float" office:value="95864" table:style-name="ce5">
            <text:p><text:s/>95,864<text:s/></text:p>
          </table:table-cell>
          <table:table-cell office:value-type="float" office:value="98268" table:style-name="ce6">
            <text:p>98,268</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4046" table:style-name="ce5">
            <text:p><text:s/>104,046<text:s/></text:p>
          </table:table-cell>
          <table:table-cell office:value-type="float" office:value="274841" table:style-name="ce7">
            <text:p><text:s/>274,841<text:s/></text:p>
          </table:table-cell>
          <table:table-cell office:value-type="float" office:value="132254" table:style-name="ce5">
            <text:p><text:s/>132,254<text:s/></text:p>
          </table:table-cell>
          <table:table-cell office:value-type="float" office:value="142587" table:style-name="ce6">
            <text:p>142,587</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311" table:style-name="ce5">
            <text:p><text:s/>46,311<text:s/></text:p>
          </table:table-cell>
          <table:table-cell office:value-type="float" office:value="121847" table:style-name="ce5">
            <text:p><text:s/>121,847<text:s/></text:p>
          </table:table-cell>
          <table:table-cell office:value-type="float" office:value="59522" table:style-name="ce5">
            <text:p><text:s/>59,522<text:s/></text:p>
          </table:table-cell>
          <table:table-cell office:value-type="float" office:value="62325" table:style-name="ce6">
            <text:p>62,325</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7" table:style-name="ce5">
            <text:p><text:s/>907<text:s/></text:p>
          </table:table-cell>
          <table:table-cell office:value-type="float" office:value="906" table:style-name="ce5">
            <text:p><text:s/>906<text:s/></text:p>
          </table:table-cell>
          <table:table-cell office:value-type="float" office:value="106114" table:style-name="ce5">
            <text:p><text:s/>106,114<text:s/></text:p>
          </table:table-cell>
          <table:table-cell office:value-type="float" office:value="286588" table:style-name="ce5">
            <text:p><text:s/>286,588<text:s/></text:p>
          </table:table-cell>
          <table:table-cell office:value-type="float" office:value="137269" table:style-name="ce5">
            <text:p><text:s/>137,269<text:s/></text:p>
          </table:table-cell>
          <table:table-cell office:value-type="float" office:value="149319" table:style-name="ce6">
            <text:p>149,319</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5">
            <text:p><text:s/>995<text:s/></text:p>
          </table:table-cell>
          <table:table-cell office:value-type="float" office:value="994" table:style-name="ce5">
            <text:p><text:s/>994<text:s/></text:p>
          </table:table-cell>
          <table:table-cell office:value-type="float" office:value="106025" table:style-name="ce5">
            <text:p><text:s/>106,025<text:s/></text:p>
          </table:table-cell>
          <table:table-cell office:value-type="float" office:value="290389" table:style-name="ce5">
            <text:p><text:s/>290,389<text:s/></text:p>
          </table:table-cell>
          <table:table-cell office:value-type="float" office:value="140452" table:style-name="ce5">
            <text:p><text:s/>140,452<text:s/></text:p>
          </table:table-cell>
          <table:table-cell office:value-type="float" office:value="149937" table:style-name="ce6">
            <text:p>149,937</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539" table:style-name="ce5">
            <text:p><text:s/>95,539<text:s/></text:p>
          </table:table-cell>
          <table:table-cell office:value-type="float" office:value="257514" table:style-name="ce5">
            <text:p><text:s/>257,514<text:s/></text:p>
          </table:table-cell>
          <table:table-cell office:value-type="float" office:value="124332" table:style-name="ce5">
            <text:p><text:s/>124,332<text:s/></text:p>
          </table:table-cell>
          <table:table-cell office:value-type="float" office:value="133182" table:style-name="ce6">
            <text:p>133,182</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9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9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81" table:style-name="ce5">
            <text:p><text:s/>9,581<text:s/></text:p>
          </table:table-cell>
          <table:table-cell office:value-type="float" office:value="9558" table:style-name="ce5">
            <text:p><text:s/>9,558<text:s/></text:p>
          </table:table-cell>
          <table:table-cell office:value-type="float" office:value="1043493" table:style-name="ce5">
            <text:p><text:s/>1,043,493<text:s/></text:p>
          </table:table-cell>
          <table:table-cell office:value-type="float" office:value="2700115" table:style-name="ce6">
            <text:p>2,700,115</text:p>
          </table:table-cell>
          <table:table-cell office:value-type="float" office:value="1293595" table:style-name="ce5">
            <text:p><text:s/>1,293,595<text:s/></text:p>
          </table:table-cell>
          <table:table-cell office:value-type="float" office:value="1406520" table:style-name="ce5">
            <text:p><text:s/>1,406,520<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72" table:style-name="ce5">
            <text:p><text:s/>80,272<text:s/></text:p>
          </table:table-cell>
          <table:table-cell office:value-type="float" office:value="209362" table:style-name="ce6">
            <text:p>209,362</text:p>
          </table:table-cell>
          <table:table-cell office:value-type="float" office:value="98710" table:style-name="ce5">
            <text:p><text:s/>98,710<text:s/></text:p>
          </table:table-cell>
          <table:table-cell office:value-type="float" office:value="110652" table:style-name="ce5">
            <text:p><text:s/>110,652<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11" table:style-name="ce5">
            <text:p><text:s/>911<text:s/></text:p>
          </table:table-cell>
          <table:table-cell office:value-type="float" office:value="905" table:style-name="ce5">
            <text:p><text:s/>905<text:s/></text:p>
          </table:table-cell>
          <table:table-cell office:value-type="float" office:value="89583" table:style-name="ce5">
            <text:p><text:s/>89,583<text:s/></text:p>
          </table:table-cell>
          <table:table-cell office:value-type="float" office:value="229084" table:style-name="ce7">
            <text:p><text:s/>229,084<text:s/></text:p>
          </table:table-cell>
          <table:table-cell office:value-type="float" office:value="109793" table:style-name="ce5">
            <text:p><text:s/>109,793<text:s/></text:p>
          </table:table-cell>
          <table:table-cell office:value-type="float" office:value="119291" table:style-name="ce6">
            <text:p>119,291</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507" table:style-name="ce5">
            <text:p><text:s/>120,507<text:s/></text:p>
          </table:table-cell>
          <table:table-cell office:value-type="float" office:value="312596" table:style-name="ce7">
            <text:p><text:s/>312,596<text:s/></text:p>
          </table:table-cell>
          <table:table-cell office:value-type="float" office:value="146348" table:style-name="ce5">
            <text:p><text:s/>146,348<text:s/></text:p>
          </table:table-cell>
          <table:table-cell office:value-type="float" office:value="166248" table:style-name="ce6">
            <text:p>166,248</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70" table:style-name="ce5">
            <text:p><text:s/>870<text:s/></text:p>
          </table:table-cell>
          <table:table-cell office:value-type="float" office:value="867" table:style-name="ce5">
            <text:p><text:s/>867<text:s/></text:p>
          </table:table-cell>
          <table:table-cell office:value-type="float" office:value="99126" table:style-name="ce5">
            <text:p><text:s/>99,126<text:s/></text:p>
          </table:table-cell>
          <table:table-cell office:value-type="float" office:value="230709" table:style-name="ce7">
            <text:p><text:s/>230,709<text:s/></text:p>
          </table:table-cell>
          <table:table-cell office:value-type="float" office:value="107699" table:style-name="ce5">
            <text:p><text:s/>107,699<text:s/></text:p>
          </table:table-cell>
          <table:table-cell office:value-type="float" office:value="123010" table:style-name="ce6">
            <text:p>123,010</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3" table:style-name="ce5">
            <text:p><text:s/>583<text:s/></text:p>
          </table:table-cell>
          <table:table-cell office:value-type="float" office:value="583" table:style-name="ce5">
            <text:p><text:s/>583<text:s/></text:p>
          </table:table-cell>
          <table:table-cell office:value-type="float" office:value="65285" table:style-name="ce5">
            <text:p><text:s/>65,285<text:s/></text:p>
          </table:table-cell>
          <table:table-cell office:value-type="float" office:value="162322" table:style-name="ce7">
            <text:p><text:s/>162,322<text:s/></text:p>
          </table:table-cell>
          <table:table-cell office:value-type="float" office:value="77542" table:style-name="ce5">
            <text:p><text:s/>77,542<text:s/></text:p>
          </table:table-cell>
          <table:table-cell office:value-type="float" office:value="84780" table:style-name="ce6">
            <text:p>84,780</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527" table:style-name="ce5">
            <text:p><text:s/>51,527<text:s/></text:p>
          </table:table-cell>
          <table:table-cell office:value-type="float" office:value="130757" table:style-name="ce7">
            <text:p><text:s/>130,757<text:s/></text:p>
          </table:table-cell>
          <table:table-cell office:value-type="float" office:value="63907" table:style-name="ce5">
            <text:p><text:s/>63,907<text:s/></text:p>
          </table:table-cell>
          <table:table-cell office:value-type="float" office:value="66850" table:style-name="ce6">
            <text:p>66,850</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2" table:style-name="ce5">
            <text:p><text:s/>722<text:s/></text:p>
          </table:table-cell>
          <table:table-cell office:value-type="float" office:value="78304" table:style-name="ce5">
            <text:p><text:s/>78,304<text:s/></text:p>
          </table:table-cell>
          <table:table-cell office:value-type="float" office:value="194126" table:style-name="ce7">
            <text:p><text:s/>194,126<text:s/></text:p>
          </table:table-cell>
          <table:table-cell office:value-type="float" office:value="95829" table:style-name="ce5">
            <text:p><text:s/>95,829<text:s/></text:p>
          </table:table-cell>
          <table:table-cell office:value-type="float" office:value="98297" table:style-name="ce6">
            <text:p>98,297</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4256" table:style-name="ce5">
            <text:p><text:s/>104,256<text:s/></text:p>
          </table:table-cell>
          <table:table-cell office:value-type="float" office:value="274875" table:style-name="ce7">
            <text:p><text:s/>274,875<text:s/></text:p>
          </table:table-cell>
          <table:table-cell office:value-type="float" office:value="132246" table:style-name="ce5">
            <text:p><text:s/>132,246<text:s/></text:p>
          </table:table-cell>
          <table:table-cell office:value-type="float" office:value="142629" table:style-name="ce6">
            <text:p>142,629</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425" table:style-name="ce5">
            <text:p><text:s/>46,425<text:s/></text:p>
          </table:table-cell>
          <table:table-cell office:value-type="float" office:value="121965" table:style-name="ce5">
            <text:p><text:s/>121,965<text:s/></text:p>
          </table:table-cell>
          <table:table-cell office:value-type="float" office:value="59588" table:style-name="ce5">
            <text:p><text:s/>59,588<text:s/></text:p>
          </table:table-cell>
          <table:table-cell office:value-type="float" office:value="62377" table:style-name="ce6">
            <text:p>62,377</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8" table:style-name="ce5">
            <text:p><text:s/>908<text:s/></text:p>
          </table:table-cell>
          <table:table-cell office:value-type="float" office:value="906" table:style-name="ce5">
            <text:p><text:s/>906<text:s/></text:p>
          </table:table-cell>
          <table:table-cell office:value-type="float" office:value="106355" table:style-name="ce5">
            <text:p><text:s/>106,355<text:s/></text:p>
          </table:table-cell>
          <table:table-cell office:value-type="float" office:value="286693" table:style-name="ce5">
            <text:p><text:s/>286,693<text:s/></text:p>
          </table:table-cell>
          <table:table-cell office:value-type="float" office:value="137313" table:style-name="ce5">
            <text:p><text:s/>137,313<text:s/></text:p>
          </table:table-cell>
          <table:table-cell office:value-type="float" office:value="149380" table:style-name="ce6">
            <text:p>149,380</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5">
            <text:p><text:s/>995<text:s/></text:p>
          </table:table-cell>
          <table:table-cell office:value-type="float" office:value="994" table:style-name="ce5">
            <text:p><text:s/>994<text:s/></text:p>
          </table:table-cell>
          <table:table-cell office:value-type="float" office:value="106154" table:style-name="ce5">
            <text:p><text:s/>106,154<text:s/></text:p>
          </table:table-cell>
          <table:table-cell office:value-type="float" office:value="290229" table:style-name="ce5">
            <text:p><text:s/>290,229<text:s/></text:p>
          </table:table-cell>
          <table:table-cell office:value-type="float" office:value="140347" table:style-name="ce5">
            <text:p><text:s/>140,347<text:s/></text:p>
          </table:table-cell>
          <table:table-cell office:value-type="float" office:value="149882" table:style-name="ce6">
            <text:p>149,882</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699" table:style-name="ce5">
            <text:p><text:s/>95,699<text:s/></text:p>
          </table:table-cell>
          <table:table-cell office:value-type="float" office:value="257397" table:style-name="ce5">
            <text:p><text:s/>257,397<text:s/></text:p>
          </table:table-cell>
          <table:table-cell office:value-type="float" office:value="124273" table:style-name="ce5">
            <text:p><text:s/>124,273<text:s/></text:p>
          </table:table-cell>
          <table:table-cell office:value-type="float" office:value="133124" table:style-name="ce6">
            <text:p>133,124</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0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10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4" table:style-name="ce5">
            <text:p><text:s/>9,574<text:s/></text:p>
          </table:table-cell>
          <table:table-cell office:value-type="float" office:value="9556" table:style-name="ce5">
            <text:p><text:s/>9,556<text:s/></text:p>
          </table:table-cell>
          <table:table-cell office:value-type="float" office:value="1043434" table:style-name="ce5">
            <text:p><text:s/>1,043,434<text:s/></text:p>
          </table:table-cell>
          <table:table-cell office:value-type="float" office:value="2701514" table:style-name="ce6">
            <text:p>2,701,514</text:p>
          </table:table-cell>
          <table:table-cell office:value-type="float" office:value="1294125" table:style-name="ce5">
            <text:p><text:s/>1,294,125<text:s/></text:p>
          </table:table-cell>
          <table:table-cell office:value-type="float" office:value="1407389" table:style-name="ce5">
            <text:p><text:s/>1,407,389<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77" table:style-name="ce5">
            <text:p><text:s/>80,277<text:s/></text:p>
          </table:table-cell>
          <table:table-cell office:value-type="float" office:value="209473" table:style-name="ce6">
            <text:p>209,473</text:p>
          </table:table-cell>
          <table:table-cell office:value-type="float" office:value="98753" table:style-name="ce5">
            <text:p><text:s/>98,753<text:s/></text:p>
          </table:table-cell>
          <table:table-cell office:value-type="float" office:value="110720" table:style-name="ce5">
            <text:p><text:s/>110,720<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07" table:style-name="ce5">
            <text:p><text:s/>907<text:s/></text:p>
          </table:table-cell>
          <table:table-cell office:value-type="float" office:value="905" table:style-name="ce5">
            <text:p><text:s/>905<text:s/></text:p>
          </table:table-cell>
          <table:table-cell office:value-type="float" office:value="89548" table:style-name="ce5">
            <text:p><text:s/>89,548<text:s/></text:p>
          </table:table-cell>
          <table:table-cell office:value-type="float" office:value="229133" table:style-name="ce7">
            <text:p><text:s/>229,133<text:s/></text:p>
          </table:table-cell>
          <table:table-cell office:value-type="float" office:value="109803" table:style-name="ce5">
            <text:p><text:s/>109,803<text:s/></text:p>
          </table:table-cell>
          <table:table-cell office:value-type="float" office:value="119330" table:style-name="ce6">
            <text:p>119,330</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420" table:style-name="ce5">
            <text:p><text:s/>120,420<text:s/></text:p>
          </table:table-cell>
          <table:table-cell office:value-type="float" office:value="312666" table:style-name="ce7">
            <text:p><text:s/>312,666<text:s/></text:p>
          </table:table-cell>
          <table:table-cell office:value-type="float" office:value="146322" table:style-name="ce5">
            <text:p><text:s/>146,322<text:s/></text:p>
          </table:table-cell>
          <table:table-cell office:value-type="float" office:value="166344" table:style-name="ce6">
            <text:p>166,344</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70" table:style-name="ce5">
            <text:p><text:s/>870<text:s/></text:p>
          </table:table-cell>
          <table:table-cell office:value-type="float" office:value="867" table:style-name="ce5">
            <text:p><text:s/>867<text:s/></text:p>
          </table:table-cell>
          <table:table-cell office:value-type="float" office:value="99128" table:style-name="ce5">
            <text:p><text:s/>99,128<text:s/></text:p>
          </table:table-cell>
          <table:table-cell office:value-type="float" office:value="230875" table:style-name="ce7">
            <text:p><text:s/>230,875<text:s/></text:p>
          </table:table-cell>
          <table:table-cell office:value-type="float" office:value="107825" table:style-name="ce5">
            <text:p><text:s/>107,825<text:s/></text:p>
          </table:table-cell>
          <table:table-cell office:value-type="float" office:value="123050" table:style-name="ce6">
            <text:p>123,050</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0" table:style-name="ce5">
            <text:p><text:s/>580<text:s/></text:p>
          </table:table-cell>
          <table:table-cell office:value-type="float" office:value="580" table:style-name="ce5">
            <text:p><text:s/>580<text:s/></text:p>
          </table:table-cell>
          <table:table-cell office:value-type="float" office:value="65264" table:style-name="ce5">
            <text:p><text:s/>65,264<text:s/></text:p>
          </table:table-cell>
          <table:table-cell office:value-type="float" office:value="162222" table:style-name="ce7">
            <text:p><text:s/>162,222<text:s/></text:p>
          </table:table-cell>
          <table:table-cell office:value-type="float" office:value="77495" table:style-name="ce5">
            <text:p><text:s/>77,495<text:s/></text:p>
          </table:table-cell>
          <table:table-cell office:value-type="float" office:value="84727" table:style-name="ce6">
            <text:p>84,727</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506" table:style-name="ce5">
            <text:p><text:s/>51,506<text:s/></text:p>
          </table:table-cell>
          <table:table-cell office:value-type="float" office:value="130750" table:style-name="ce7">
            <text:p><text:s/>130,750<text:s/></text:p>
          </table:table-cell>
          <table:table-cell office:value-type="float" office:value="63899" table:style-name="ce5">
            <text:p><text:s/>63,899<text:s/></text:p>
          </table:table-cell>
          <table:table-cell office:value-type="float" office:value="66851" table:style-name="ce6">
            <text:p>66,851</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3" table:style-name="ce5">
            <text:p><text:s/>723<text:s/></text:p>
          </table:table-cell>
          <table:table-cell office:value-type="float" office:value="78303" table:style-name="ce5">
            <text:p><text:s/>78,303<text:s/></text:p>
          </table:table-cell>
          <table:table-cell office:value-type="float" office:value="194271" table:style-name="ce7">
            <text:p><text:s/>194,271<text:s/></text:p>
          </table:table-cell>
          <table:table-cell office:value-type="float" office:value="95889" table:style-name="ce5">
            <text:p><text:s/>95,889<text:s/></text:p>
          </table:table-cell>
          <table:table-cell office:value-type="float" office:value="98382" table:style-name="ce6">
            <text:p>98,382</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4257" table:style-name="ce5">
            <text:p><text:s/>104,257<text:s/></text:p>
          </table:table-cell>
          <table:table-cell office:value-type="float" office:value="275102" table:style-name="ce7">
            <text:p><text:s/>275,102<text:s/></text:p>
          </table:table-cell>
          <table:table-cell office:value-type="float" office:value="132332" table:style-name="ce5">
            <text:p><text:s/>132,332<text:s/></text:p>
          </table:table-cell>
          <table:table-cell office:value-type="float" office:value="142770" table:style-name="ce6">
            <text:p>142,770</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3" table:style-name="ce5">
            <text:p><text:s/>453<text:s/></text:p>
          </table:table-cell>
          <table:table-cell office:value-type="float" office:value="46430" table:style-name="ce5">
            <text:p><text:s/>46,430<text:s/></text:p>
          </table:table-cell>
          <table:table-cell office:value-type="float" office:value="122110" table:style-name="ce5">
            <text:p><text:s/>122,110<text:s/></text:p>
          </table:table-cell>
          <table:table-cell office:value-type="float" office:value="59646" table:style-name="ce5">
            <text:p><text:s/>59,646<text:s/></text:p>
          </table:table-cell>
          <table:table-cell office:value-type="float" office:value="62464" table:style-name="ce6">
            <text:p>62,464</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8" table:style-name="ce5">
            <text:p><text:s/>908<text:s/></text:p>
          </table:table-cell>
          <table:table-cell office:value-type="float" office:value="906" table:style-name="ce5">
            <text:p><text:s/>906<text:s/></text:p>
          </table:table-cell>
          <table:table-cell office:value-type="float" office:value="106396" table:style-name="ce5">
            <text:p><text:s/>106,396<text:s/></text:p>
          </table:table-cell>
          <table:table-cell office:value-type="float" office:value="287008" table:style-name="ce5">
            <text:p><text:s/>287,008<text:s/></text:p>
          </table:table-cell>
          <table:table-cell office:value-type="float" office:value="137462" table:style-name="ce5">
            <text:p><text:s/>137,462<text:s/></text:p>
          </table:table-cell>
          <table:table-cell office:value-type="float" office:value="149546" table:style-name="ce6">
            <text:p>149,546</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5">
            <text:p><text:s/>995<text:s/></text:p>
          </table:table-cell>
          <table:table-cell office:value-type="float" office:value="994" table:style-name="ce5">
            <text:p><text:s/>994<text:s/></text:p>
          </table:table-cell>
          <table:table-cell office:value-type="float" office:value="106223" table:style-name="ce5">
            <text:p><text:s/>106,223<text:s/></text:p>
          </table:table-cell>
          <table:table-cell office:value-type="float" office:value="290391" table:style-name="ce5">
            <text:p><text:s/>290,391<text:s/></text:p>
          </table:table-cell>
          <table:table-cell office:value-type="float" office:value="140364" table:style-name="ce5">
            <text:p><text:s/>140,364<text:s/></text:p>
          </table:table-cell>
          <table:table-cell office:value-type="float" office:value="150027" table:style-name="ce6">
            <text:p>150,027</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682" table:style-name="ce5">
            <text:p><text:s/>95,682<text:s/></text:p>
          </table:table-cell>
          <table:table-cell office:value-type="float" office:value="257513" table:style-name="ce5">
            <text:p><text:s/>257,513<text:s/></text:p>
          </table:table-cell>
          <table:table-cell office:value-type="float" office:value="124335" table:style-name="ce5">
            <text:p><text:s/>124,335<text:s/></text:p>
          </table:table-cell>
          <table:table-cell office:value-type="float" office:value="133178" table:style-name="ce6">
            <text:p>133,178</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1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1">
          <table:table-cell office:value-type="string" table:number-columns-spanned="9" table:number-rows-spanned="1" table:style-name="ce8">
            <text:p>臺北市   104 年11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5" table:style-name="ce5">
            <text:p><text:s/>9,575<text:s/></text:p>
          </table:table-cell>
          <table:table-cell office:value-type="float" office:value="9555" table:style-name="ce5">
            <text:p><text:s/>9,555<text:s/></text:p>
          </table:table-cell>
          <table:table-cell office:value-type="float" office:value="1043797" table:style-name="ce5">
            <text:p><text:s/>1,043,797<text:s/></text:p>
          </table:table-cell>
          <table:table-cell office:value-type="float" office:value="2702809" table:style-name="ce6">
            <text:p>2,702,809</text:p>
          </table:table-cell>
          <table:table-cell office:value-type="float" office:value="1294629" table:style-name="ce5">
            <text:p><text:s/>1,294,629<text:s/></text:p>
          </table:table-cell>
          <table:table-cell office:value-type="float" office:value="1408180" table:style-name="ce5">
            <text:p><text:s/>1,408,180<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45" table:style-name="ce5">
            <text:p><text:s/>80,245<text:s/></text:p>
          </table:table-cell>
          <table:table-cell office:value-type="float" office:value="209460" table:style-name="ce6">
            <text:p>209,460</text:p>
          </table:table-cell>
          <table:table-cell office:value-type="float" office:value="98734" table:style-name="ce5">
            <text:p><text:s/>98,734<text:s/></text:p>
          </table:table-cell>
          <table:table-cell office:value-type="float" office:value="110726" table:style-name="ce5">
            <text:p><text:s/>110,726<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07" table:style-name="ce5">
            <text:p><text:s/>907<text:s/></text:p>
          </table:table-cell>
          <table:table-cell office:value-type="float" office:value="905" table:style-name="ce5">
            <text:p><text:s/>905<text:s/></text:p>
          </table:table-cell>
          <table:table-cell office:value-type="float" office:value="89577" table:style-name="ce5">
            <text:p><text:s/>89,577<text:s/></text:p>
          </table:table-cell>
          <table:table-cell office:value-type="float" office:value="229223" table:style-name="ce7">
            <text:p><text:s/>229,223<text:s/></text:p>
          </table:table-cell>
          <table:table-cell office:value-type="float" office:value="109822" table:style-name="ce5">
            <text:p><text:s/>109,822<text:s/></text:p>
          </table:table-cell>
          <table:table-cell office:value-type="float" office:value="119401" table:style-name="ce6">
            <text:p>119,401</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397" table:style-name="ce5">
            <text:p><text:s/>120,397<text:s/></text:p>
          </table:table-cell>
          <table:table-cell office:value-type="float" office:value="312795" table:style-name="ce7">
            <text:p><text:s/>312,795<text:s/></text:p>
          </table:table-cell>
          <table:table-cell office:value-type="float" office:value="146409" table:style-name="ce5">
            <text:p><text:s/>146,409<text:s/></text:p>
          </table:table-cell>
          <table:table-cell office:value-type="float" office:value="166386" table:style-name="ce6">
            <text:p>166,386</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71" table:style-name="ce5">
            <text:p><text:s/>871<text:s/></text:p>
          </table:table-cell>
          <table:table-cell office:value-type="float" office:value="867" table:style-name="ce5">
            <text:p><text:s/>867<text:s/></text:p>
          </table:table-cell>
          <table:table-cell office:value-type="float" office:value="99168" table:style-name="ce5">
            <text:p><text:s/>99,168<text:s/></text:p>
          </table:table-cell>
          <table:table-cell office:value-type="float" office:value="231060" table:style-name="ce7">
            <text:p><text:s/>231,060<text:s/></text:p>
          </table:table-cell>
          <table:table-cell office:value-type="float" office:value="107895" table:style-name="ce5">
            <text:p><text:s/>107,895<text:s/></text:p>
          </table:table-cell>
          <table:table-cell office:value-type="float" office:value="123165" table:style-name="ce6">
            <text:p>123,165</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0" table:style-name="ce5">
            <text:p><text:s/>580<text:s/></text:p>
          </table:table-cell>
          <table:table-cell office:value-type="float" office:value="580" table:style-name="ce5">
            <text:p><text:s/>580<text:s/></text:p>
          </table:table-cell>
          <table:table-cell office:value-type="float" office:value="65291" table:style-name="ce5">
            <text:p><text:s/>65,291<text:s/></text:p>
          </table:table-cell>
          <table:table-cell office:value-type="float" office:value="162279" table:style-name="ce7">
            <text:p><text:s/>162,279<text:s/></text:p>
          </table:table-cell>
          <table:table-cell office:value-type="float" office:value="77513" table:style-name="ce5">
            <text:p><text:s/>77,513<text:s/></text:p>
          </table:table-cell>
          <table:table-cell office:value-type="float" office:value="84766" table:style-name="ce6">
            <text:p>84,766</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501" table:style-name="ce5">
            <text:p><text:s/>51,501<text:s/></text:p>
          </table:table-cell>
          <table:table-cell office:value-type="float" office:value="130836" table:style-name="ce7">
            <text:p><text:s/>130,836<text:s/></text:p>
          </table:table-cell>
          <table:table-cell office:value-type="float" office:value="63932" table:style-name="ce5">
            <text:p><text:s/>63,932<text:s/></text:p>
          </table:table-cell>
          <table:table-cell office:value-type="float" office:value="66904" table:style-name="ce6">
            <text:p>66,904</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3" table:style-name="ce5">
            <text:p><text:s/>723<text:s/></text:p>
          </table:table-cell>
          <table:table-cell office:value-type="float" office:value="78318" table:style-name="ce5">
            <text:p><text:s/>78,318<text:s/></text:p>
          </table:table-cell>
          <table:table-cell office:value-type="float" office:value="194324" table:style-name="ce7">
            <text:p><text:s/>194,324<text:s/></text:p>
          </table:table-cell>
          <table:table-cell office:value-type="float" office:value="95941" table:style-name="ce5">
            <text:p><text:s/>95,941<text:s/></text:p>
          </table:table-cell>
          <table:table-cell office:value-type="float" office:value="98383" table:style-name="ce6">
            <text:p>98,383</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4422" table:style-name="ce5">
            <text:p><text:s/>104,422<text:s/></text:p>
          </table:table-cell>
          <table:table-cell office:value-type="float" office:value="275303" table:style-name="ce7">
            <text:p><text:s/>275,303<text:s/></text:p>
          </table:table-cell>
          <table:table-cell office:value-type="float" office:value="132410" table:style-name="ce5">
            <text:p><text:s/>132,410<text:s/></text:p>
          </table:table-cell>
          <table:table-cell office:value-type="float" office:value="142893" table:style-name="ce6">
            <text:p>142,893</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2" table:style-name="ce5">
            <text:p><text:s/>452<text:s/></text:p>
          </table:table-cell>
          <table:table-cell office:value-type="float" office:value="46428" table:style-name="ce5">
            <text:p><text:s/>46,428<text:s/></text:p>
          </table:table-cell>
          <table:table-cell office:value-type="float" office:value="122134" table:style-name="ce5">
            <text:p><text:s/>122,134<text:s/></text:p>
          </table:table-cell>
          <table:table-cell office:value-type="float" office:value="59648" table:style-name="ce5">
            <text:p><text:s/>59,648<text:s/></text:p>
          </table:table-cell>
          <table:table-cell office:value-type="float" office:value="62486" table:style-name="ce6">
            <text:p>62,486</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8" table:style-name="ce5">
            <text:p><text:s/>908<text:s/></text:p>
          </table:table-cell>
          <table:table-cell office:value-type="float" office:value="906" table:style-name="ce5">
            <text:p><text:s/>906<text:s/></text:p>
          </table:table-cell>
          <table:table-cell office:value-type="float" office:value="106474" table:style-name="ce5">
            <text:p><text:s/>106,474<text:s/></text:p>
          </table:table-cell>
          <table:table-cell office:value-type="float" office:value="287274" table:style-name="ce5">
            <text:p><text:s/>287,274<text:s/></text:p>
          </table:table-cell>
          <table:table-cell office:value-type="float" office:value="137570" table:style-name="ce5">
            <text:p><text:s/>137,570<text:s/></text:p>
          </table:table-cell>
          <table:table-cell office:value-type="float" office:value="149704" table:style-name="ce6">
            <text:p>149,704</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5">
            <text:p><text:s/>995<text:s/></text:p>
          </table:table-cell>
          <table:table-cell office:value-type="float" office:value="994" table:style-name="ce5">
            <text:p><text:s/>994<text:s/></text:p>
          </table:table-cell>
          <table:table-cell office:value-type="float" office:value="106281" table:style-name="ce5">
            <text:p><text:s/>106,281<text:s/></text:p>
          </table:table-cell>
          <table:table-cell office:value-type="float" office:value="290532" table:style-name="ce5">
            <text:p><text:s/>290,532<text:s/></text:p>
          </table:table-cell>
          <table:table-cell office:value-type="float" office:value="140384" table:style-name="ce5">
            <text:p><text:s/>140,384<text:s/></text:p>
          </table:table-cell>
          <table:table-cell office:value-type="float" office:value="150148" table:style-name="ce6">
            <text:p>150,148</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695" table:style-name="ce5">
            <text:p><text:s/>95,695<text:s/></text:p>
          </table:table-cell>
          <table:table-cell office:value-type="float" office:value="257589" table:style-name="ce5">
            <text:p><text:s/>257,589<text:s/></text:p>
          </table:table-cell>
          <table:table-cell office:value-type="float" office:value="124371" table:style-name="ce5">
            <text:p><text:s/>124,371<text:s/></text:p>
          </table:table-cell>
          <table:table-cell office:value-type="float" office:value="133218" table:style-name="ce6">
            <text:p>133,218</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table:table table:name="12月"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number-columns-repeated="16375" table:default-cell-style-name="ce1"/>
        <table:table-row table:style-name="ro3">
          <table:table-cell office:value-type="string" table:number-columns-spanned="9" table:number-rows-spanned="1" table:style-name="ce8">
            <text:p>臺北市   104 年12 月  各行政區戶籍人口數、戶數統計表</text:p>
          </table:table-cell>
          <table:covered-table-cell table:number-columns-repeated="8"/>
          <table:table-cell table:number-columns-repeated="16375"/>
        </table:table-row>
        <table:table-row table:style-name="ro1">
          <table:table-cell office:value-type="string" table:number-columns-spanned="1" table:number-rows-spanned="2" table:style-name="ce9">
            <text:p>區別</text:p>
          </table:table-cell>
          <table:table-cell office:value-type="string" table:number-columns-spanned="2" table:number-rows-spanned="1" table:style-name="ce9">
            <text:p>里數</text:p>
          </table:table-cell>
          <table:covered-table-cell/>
          <table:table-cell office:value-type="string" table:number-columns-spanned="2" table:number-rows-spanned="1" table:style-name="ce9">
            <text:p>鄰數</text:p>
          </table:table-cell>
          <table:covered-table-cell/>
          <table:table-cell office:value-type="string" table:number-columns-spanned="1" table:number-rows-spanned="2" table:style-name="ce9">
            <text:p>戶數</text:p>
          </table:table-cell>
          <table:table-cell office:value-type="string" table:number-columns-spanned="3" table:number-rows-spanned="1" table:style-name="ce9">
            <text:p>人口數</text:p>
          </table:table-cell>
          <table:covered-table-cell table:number-columns-repeated="2"/>
          <table:table-cell table:number-columns-repeated="16375"/>
        </table:table-row>
        <table:table-row table:style-name="ro2">
          <table:covered-table-cell/>
          <table:table-cell office:value-type="string" table:style-name="ce3">
            <text:p>現有門牌</text:p>
          </table:table-cell>
          <table:table-cell office:value-type="string" table:style-name="ce2">
            <text:p>戶籍登記</text:p>
          </table:table-cell>
          <table:table-cell office:value-type="string" table:style-name="ce3">
            <text:p>現有門牌</text:p>
          </table:table-cell>
          <table:table-cell office:value-type="string" table:style-name="ce2">
            <text:p>戶籍登記</text:p>
          </table:table-cell>
          <table:covered-table-cell/>
          <table:table-cell office:value-type="string" table:style-name="ce2">
            <text:p>合計</text:p>
          </table:table-cell>
          <table:table-cell office:value-type="string" table:style-name="ce2">
            <text:p>男</text:p>
          </table:table-cell>
          <table:table-cell office:value-type="string" table:style-name="ce2">
            <text:p>女</text:p>
          </table:table-cell>
          <table:table-cell table:number-columns-repeated="16375"/>
        </table:table-row>
        <table:table-row table:style-name="ro1">
          <table:table-cell office:value-type="string" table:style-name="ce4">
            <text:p>總計</text:p>
          </table:table-cell>
          <table:table-cell office:value-type="float" office:value="456" table:style-name="ce5">
            <text:p><text:s/>456<text:s/></text:p>
          </table:table-cell>
          <table:table-cell office:value-type="float" office:value="456" table:style-name="ce5">
            <text:p><text:s/>456<text:s/></text:p>
          </table:table-cell>
          <table:table-cell office:value-type="float" office:value="9576" table:style-name="ce5">
            <text:p><text:s/>9,576<text:s/></text:p>
          </table:table-cell>
          <table:table-cell office:value-type="float" office:value="9554" table:style-name="ce5">
            <text:p><text:s/>9,554<text:s/></text:p>
          </table:table-cell>
          <table:table-cell office:value-type="float" office:value="1043948" table:style-name="ce5">
            <text:p><text:s/>1,043,948<text:s/></text:p>
          </table:table-cell>
          <table:table-cell office:value-type="float" office:value="2704810" table:style-name="ce6">
            <text:p>2,704,810</text:p>
          </table:table-cell>
          <table:table-cell office:value-type="float" office:value="1295462" table:style-name="ce5">
            <text:p><text:s/>1,295,462<text:s/></text:p>
          </table:table-cell>
          <table:table-cell office:value-type="float" office:value="1409348" table:style-name="ce5">
            <text:p><text:s/>1,409,348<text:s/></text:p>
          </table:table-cell>
          <table:table-cell table:number-columns-repeated="16375"/>
        </table:table-row>
        <table:table-row table:style-name="ro1">
          <table:table-cell office:value-type="string" table:style-name="ce4">
            <text:p>松山</text:p>
          </table:table-cell>
          <table:table-cell office:value-type="float" office:value="33" table:style-name="ce5">
            <text:p><text:s/>33<text:s/></text:p>
          </table:table-cell>
          <table:table-cell office:value-type="float" office:value="33" table:style-name="ce5">
            <text:p><text:s/>33<text:s/></text:p>
          </table:table-cell>
          <table:table-cell office:value-type="float" office:value="762" table:style-name="ce5">
            <text:p><text:s/>762<text:s/></text:p>
          </table:table-cell>
          <table:table-cell office:value-type="float" office:value="760" table:style-name="ce5">
            <text:p><text:s/>760<text:s/></text:p>
          </table:table-cell>
          <table:table-cell office:value-type="float" office:value="80293" table:style-name="ce5">
            <text:p><text:s/>80,293<text:s/></text:p>
          </table:table-cell>
          <table:table-cell office:value-type="float" office:value="209714" table:style-name="ce6">
            <text:p>209,714</text:p>
          </table:table-cell>
          <table:table-cell office:value-type="float" office:value="98853" table:style-name="ce5">
            <text:p><text:s/>98,853<text:s/></text:p>
          </table:table-cell>
          <table:table-cell office:value-type="float" office:value="110861" table:style-name="ce5">
            <text:p><text:s/>110,861<text:s/></text:p>
          </table:table-cell>
          <table:table-cell table:number-columns-repeated="16375"/>
        </table:table-row>
        <table:table-row table:style-name="ro1">
          <table:table-cell office:value-type="string" table:style-name="ce4">
            <text:p>信義</text:p>
          </table:table-cell>
          <table:table-cell office:value-type="float" office:value="41" table:style-name="ce5">
            <text:p><text:s/>41<text:s/></text:p>
          </table:table-cell>
          <table:table-cell office:value-type="float" office:value="41" table:style-name="ce5">
            <text:p><text:s/>41<text:s/></text:p>
          </table:table-cell>
          <table:table-cell office:value-type="float" office:value="907" table:style-name="ce5">
            <text:p><text:s/>907<text:s/></text:p>
          </table:table-cell>
          <table:table-cell office:value-type="float" office:value="905" table:style-name="ce5">
            <text:p><text:s/>905<text:s/></text:p>
          </table:table-cell>
          <table:table-cell office:value-type="float" office:value="89546" table:style-name="ce5">
            <text:p><text:s/>89,546<text:s/></text:p>
          </table:table-cell>
          <table:table-cell office:value-type="float" office:value="229211" table:style-name="ce7">
            <text:p><text:s/>229,211<text:s/></text:p>
          </table:table-cell>
          <table:table-cell office:value-type="float" office:value="109806" table:style-name="ce5">
            <text:p><text:s/>109,806<text:s/></text:p>
          </table:table-cell>
          <table:table-cell office:value-type="float" office:value="119405" table:style-name="ce6">
            <text:p>119,405</text:p>
          </table:table-cell>
          <table:table-cell table:number-columns-repeated="16375"/>
        </table:table-row>
        <table:table-row table:style-name="ro1">
          <table:table-cell office:value-type="string" table:style-name="ce4">
            <text:p>大安</text:p>
          </table:table-cell>
          <table:table-cell office:value-type="float" office:value="53" table:style-name="ce5">
            <text:p><text:s/>53<text:s/></text:p>
          </table:table-cell>
          <table:table-cell office:value-type="float" office:value="53" table:style-name="ce5">
            <text:p><text:s/>53<text:s/></text:p>
          </table:table-cell>
          <table:table-cell office:value-type="float" office:value="1026" table:style-name="ce5">
            <text:p><text:s/>1,026<text:s/></text:p>
          </table:table-cell>
          <table:table-cell office:value-type="float" office:value="1023" table:style-name="ce5">
            <text:p><text:s/>1,023<text:s/></text:p>
          </table:table-cell>
          <table:table-cell office:value-type="float" office:value="120402" table:style-name="ce5">
            <text:p><text:s/>120,402<text:s/></text:p>
          </table:table-cell>
          <table:table-cell office:value-type="float" office:value="313058" table:style-name="ce7">
            <text:p><text:s/>313,058<text:s/></text:p>
          </table:table-cell>
          <table:table-cell office:value-type="float" office:value="146483" table:style-name="ce5">
            <text:p><text:s/>146,483<text:s/></text:p>
          </table:table-cell>
          <table:table-cell office:value-type="float" office:value="166575" table:style-name="ce6">
            <text:p>166,575</text:p>
          </table:table-cell>
          <table:table-cell table:number-columns-repeated="16375"/>
        </table:table-row>
        <table:table-row table:style-name="ro1">
          <table:table-cell office:value-type="string" table:style-name="ce4">
            <text:p>中山</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71" table:style-name="ce5">
            <text:p><text:s/>871<text:s/></text:p>
          </table:table-cell>
          <table:table-cell office:value-type="float" office:value="867" table:style-name="ce5">
            <text:p><text:s/>867<text:s/></text:p>
          </table:table-cell>
          <table:table-cell office:value-type="float" office:value="99158" table:style-name="ce5">
            <text:p><text:s/>99,158<text:s/></text:p>
          </table:table-cell>
          <table:table-cell office:value-type="float" office:value="231350" table:style-name="ce7">
            <text:p><text:s/>231,350<text:s/></text:p>
          </table:table-cell>
          <table:table-cell office:value-type="float" office:value="107979" table:style-name="ce5">
            <text:p><text:s/>107,979<text:s/></text:p>
          </table:table-cell>
          <table:table-cell office:value-type="float" office:value="123371" table:style-name="ce6">
            <text:p>123,371</text:p>
          </table:table-cell>
          <table:table-cell table:number-columns-repeated="16375"/>
        </table:table-row>
        <table:table-row table:style-name="ro1">
          <table:table-cell office:value-type="string" table:style-name="ce4">
            <text:p>中正</text:p>
          </table:table-cell>
          <table:table-cell office:value-type="float" office:value="31" table:style-name="ce5">
            <text:p><text:s/>31<text:s/></text:p>
          </table:table-cell>
          <table:table-cell office:value-type="float" office:value="31" table:style-name="ce5">
            <text:p><text:s/>31<text:s/></text:p>
          </table:table-cell>
          <table:table-cell office:value-type="float" office:value="581" table:style-name="ce5">
            <text:p><text:s/>581<text:s/></text:p>
          </table:table-cell>
          <table:table-cell office:value-type="float" office:value="580" table:style-name="ce5">
            <text:p><text:s/>580<text:s/></text:p>
          </table:table-cell>
          <table:table-cell office:value-type="float" office:value="65296" table:style-name="ce5">
            <text:p><text:s/>65,296<text:s/></text:p>
          </table:table-cell>
          <table:table-cell office:value-type="float" office:value="162475" table:style-name="ce7">
            <text:p><text:s/>162,475<text:s/></text:p>
          </table:table-cell>
          <table:table-cell office:value-type="float" office:value="77598" table:style-name="ce5">
            <text:p><text:s/>77,598<text:s/></text:p>
          </table:table-cell>
          <table:table-cell office:value-type="float" office:value="84877" table:style-name="ce6">
            <text:p>84,877</text:p>
          </table:table-cell>
          <table:table-cell table:number-columns-repeated="16375"/>
        </table:table-row>
        <table:table-row table:style-name="ro1">
          <table:table-cell office:value-type="string" table:style-name="ce4">
            <text:p>大同</text:p>
          </table:table-cell>
          <table:table-cell office:value-type="float" office:value="25" table:style-name="ce5">
            <text:p><text:s/>25<text:s/></text:p>
          </table:table-cell>
          <table:table-cell office:value-type="float" office:value="25" table:style-name="ce5">
            <text:p><text:s/>25<text:s/></text:p>
          </table:table-cell>
          <table:table-cell office:value-type="float" office:value="524" table:style-name="ce5">
            <text:p><text:s/>524<text:s/></text:p>
          </table:table-cell>
          <table:table-cell office:value-type="float" office:value="522" table:style-name="ce5">
            <text:p><text:s/>522<text:s/></text:p>
          </table:table-cell>
          <table:table-cell office:value-type="float" office:value="51516" table:style-name="ce5">
            <text:p><text:s/>51,516<text:s/></text:p>
          </table:table-cell>
          <table:table-cell office:value-type="float" office:value="130929" table:style-name="ce7">
            <text:p><text:s/>130,929<text:s/></text:p>
          </table:table-cell>
          <table:table-cell office:value-type="float" office:value="63996" table:style-name="ce5">
            <text:p><text:s/>63,996<text:s/></text:p>
          </table:table-cell>
          <table:table-cell office:value-type="float" office:value="66933" table:style-name="ce6">
            <text:p>66,933</text:p>
          </table:table-cell>
          <table:table-cell table:number-columns-repeated="16375"/>
        </table:table-row>
        <table:table-row table:style-name="ro1">
          <table:table-cell office:value-type="string" table:style-name="ce4">
            <text:p>萬華</text:p>
          </table:table-cell>
          <table:table-cell office:value-type="float" office:value="36" table:style-name="ce5">
            <text:p><text:s/>36<text:s/></text:p>
          </table:table-cell>
          <table:table-cell office:value-type="float" office:value="36" table:style-name="ce5">
            <text:p><text:s/>36<text:s/></text:p>
          </table:table-cell>
          <table:table-cell office:value-type="float" office:value="723" table:style-name="ce5">
            <text:p><text:s/>723<text:s/></text:p>
          </table:table-cell>
          <table:table-cell office:value-type="float" office:value="723" table:style-name="ce5">
            <text:p><text:s/>723<text:s/></text:p>
          </table:table-cell>
          <table:table-cell office:value-type="float" office:value="78316" table:style-name="ce5">
            <text:p><text:s/>78,316<text:s/></text:p>
          </table:table-cell>
          <table:table-cell office:value-type="float" office:value="194339" table:style-name="ce7">
            <text:p><text:s/>194,339<text:s/></text:p>
          </table:table-cell>
          <table:table-cell office:value-type="float" office:value="95916" table:style-name="ce5">
            <text:p><text:s/>95,916<text:s/></text:p>
          </table:table-cell>
          <table:table-cell office:value-type="float" office:value="98423" table:style-name="ce6">
            <text:p>98,423</text:p>
          </table:table-cell>
          <table:table-cell table:number-columns-repeated="16375"/>
        </table:table-row>
        <table:table-row table:style-name="ro1">
          <table:table-cell office:value-type="string" table:style-name="ce4">
            <text:p>文山</text:p>
          </table:table-cell>
          <table:table-cell office:value-type="float" office:value="43" table:style-name="ce5">
            <text:p><text:s/>43<text:s/></text:p>
          </table:table-cell>
          <table:table-cell office:value-type="float" office:value="43" table:style-name="ce5">
            <text:p><text:s/>43<text:s/></text:p>
          </table:table-cell>
          <table:table-cell office:value-type="float" office:value="998" table:style-name="ce5">
            <text:p><text:s/>998<text:s/></text:p>
          </table:table-cell>
          <table:table-cell office:value-type="float" office:value="997" table:style-name="ce5">
            <text:p><text:s/>997<text:s/></text:p>
          </table:table-cell>
          <table:table-cell office:value-type="float" office:value="104415" table:style-name="ce5">
            <text:p><text:s/>104,415<text:s/></text:p>
          </table:table-cell>
          <table:table-cell office:value-type="float" office:value="275367" table:style-name="ce7">
            <text:p><text:s/>275,367<text:s/></text:p>
          </table:table-cell>
          <table:table-cell office:value-type="float" office:value="132457" table:style-name="ce5">
            <text:p><text:s/>132,457<text:s/></text:p>
          </table:table-cell>
          <table:table-cell office:value-type="float" office:value="142910" table:style-name="ce6">
            <text:p>142,910</text:p>
          </table:table-cell>
          <table:table-cell table:number-columns-repeated="16375"/>
        </table:table-row>
        <table:table-row table:style-name="ro1">
          <table:table-cell office:value-type="string" table:style-name="ce4">
            <text:p>南港</text:p>
          </table:table-cell>
          <table:table-cell office:value-type="float" office:value="20" table:style-name="ce5">
            <text:p><text:s/>20<text:s/></text:p>
          </table:table-cell>
          <table:table-cell office:value-type="float" office:value="20" table:style-name="ce5">
            <text:p><text:s/>20<text:s/></text:p>
          </table:table-cell>
          <table:table-cell office:value-type="float" office:value="454" table:style-name="ce5">
            <text:p><text:s/>454<text:s/></text:p>
          </table:table-cell>
          <table:table-cell office:value-type="float" office:value="451" table:style-name="ce5">
            <text:p><text:s/>451<text:s/></text:p>
          </table:table-cell>
          <table:table-cell office:value-type="float" office:value="46428" table:style-name="ce5">
            <text:p><text:s/>46,428<text:s/></text:p>
          </table:table-cell>
          <table:table-cell office:value-type="float" office:value="122245" table:style-name="ce5">
            <text:p><text:s/>122,245<text:s/></text:p>
          </table:table-cell>
          <table:table-cell office:value-type="float" office:value="59710" table:style-name="ce5">
            <text:p><text:s/>59,710<text:s/></text:p>
          </table:table-cell>
          <table:table-cell office:value-type="float" office:value="62535" table:style-name="ce6">
            <text:p>62,535</text:p>
          </table:table-cell>
          <table:table-cell table:number-columns-repeated="16375"/>
        </table:table-row>
        <table:table-row table:style-name="ro1">
          <table:table-cell office:value-type="string" table:style-name="ce4">
            <text:p>內湖</text:p>
          </table:table-cell>
          <table:table-cell office:value-type="float" office:value="39" table:style-name="ce5">
            <text:p><text:s/>39<text:s/></text:p>
          </table:table-cell>
          <table:table-cell office:value-type="float" office:value="39" table:style-name="ce5">
            <text:p><text:s/>39<text:s/></text:p>
          </table:table-cell>
          <table:table-cell office:value-type="float" office:value="908" table:style-name="ce5">
            <text:p><text:s/>908<text:s/></text:p>
          </table:table-cell>
          <table:table-cell office:value-type="float" office:value="906" table:style-name="ce5">
            <text:p><text:s/>906<text:s/></text:p>
          </table:table-cell>
          <table:table-cell office:value-type="float" office:value="106545" table:style-name="ce5">
            <text:p><text:s/>106,545<text:s/></text:p>
          </table:table-cell>
          <table:table-cell office:value-type="float" office:value="287566" table:style-name="ce5">
            <text:p><text:s/>287,566<text:s/></text:p>
          </table:table-cell>
          <table:table-cell office:value-type="float" office:value="137719" table:style-name="ce5">
            <text:p><text:s/>137,719<text:s/></text:p>
          </table:table-cell>
          <table:table-cell office:value-type="float" office:value="149847" table:style-name="ce6">
            <text:p>149,847</text:p>
          </table:table-cell>
          <table:table-cell table:number-columns-repeated="16375"/>
        </table:table-row>
        <table:table-row table:style-name="ro1">
          <table:table-cell office:value-type="string" table:style-name="ce4">
            <text:p>士林</text:p>
          </table:table-cell>
          <table:table-cell office:value-type="float" office:value="51" table:style-name="ce5">
            <text:p><text:s/>51<text:s/></text:p>
          </table:table-cell>
          <table:table-cell office:value-type="float" office:value="51" table:style-name="ce5">
            <text:p><text:s/>51<text:s/></text:p>
          </table:table-cell>
          <table:table-cell office:value-type="float" office:value="995" table:style-name="ce5">
            <text:p><text:s/>995<text:s/></text:p>
          </table:table-cell>
          <table:table-cell office:value-type="float" office:value="994" table:style-name="ce5">
            <text:p><text:s/>994<text:s/></text:p>
          </table:table-cell>
          <table:table-cell office:value-type="float" office:value="106323" table:style-name="ce5">
            <text:p><text:s/>106,323<text:s/></text:p>
          </table:table-cell>
          <table:table-cell office:value-type="float" office:value="290694" table:style-name="ce5">
            <text:p><text:s/>290,694<text:s/></text:p>
          </table:table-cell>
          <table:table-cell office:value-type="float" office:value="140453" table:style-name="ce5">
            <text:p><text:s/>140,453<text:s/></text:p>
          </table:table-cell>
          <table:table-cell office:value-type="float" office:value="150241" table:style-name="ce6">
            <text:p>150,241</text:p>
          </table:table-cell>
          <table:table-cell table:number-columns-repeated="16375"/>
        </table:table-row>
        <table:table-row table:style-name="ro1">
          <table:table-cell office:value-type="string" table:style-name="ce4">
            <text:p>北投</text:p>
          </table:table-cell>
          <table:table-cell office:value-type="float" office:value="42" table:style-name="ce5">
            <text:p><text:s/>42<text:s/></text:p>
          </table:table-cell>
          <table:table-cell office:value-type="float" office:value="42" table:style-name="ce5">
            <text:p><text:s/>42<text:s/></text:p>
          </table:table-cell>
          <table:table-cell office:value-type="float" office:value="827" table:style-name="ce5">
            <text:p><text:s/>827<text:s/></text:p>
          </table:table-cell>
          <table:table-cell office:value-type="float" office:value="826" table:style-name="ce5">
            <text:p><text:s/>826<text:s/></text:p>
          </table:table-cell>
          <table:table-cell office:value-type="float" office:value="95710" table:style-name="ce5">
            <text:p><text:s/>95,710<text:s/></text:p>
          </table:table-cell>
          <table:table-cell office:value-type="float" office:value="257862" table:style-name="ce5">
            <text:p><text:s/>257,862<text:s/></text:p>
          </table:table-cell>
          <table:table-cell office:value-type="float" office:value="124492" table:style-name="ce5">
            <text:p><text:s/>124,492<text:s/></text:p>
          </table:table-cell>
          <table:table-cell office:value-type="float" office:value="133370" table:style-name="ce6">
            <text:p>133,370</text:p>
          </table:table-cell>
          <table:table-cell table:number-columns-repeated="16375"/>
        </table:table-row>
        <table:table-row table:style-name="ro1">
          <table:table-cell office:value-type="string" table:number-columns-spanned="9" table:number-rows-spanned="1" table:style-name="ce10">
            <text:p><text:span text:style-name="T1">說明：</text:span><text:span text:style-name="T1">自</text:span>103<text:span text:style-name="T1">年</text:span>2<text:span text:style-name="T1">月起里鄰數係根據戶籍登記資料里鄰門牌資料檔及戶籍登記資料分列（與行政區域編組之里鄰數無關）。</text:span></text:p>
          </table:table-cell>
          <table:covered-table-cell table:number-columns-repeated="8"/>
          <table:table-cell table:number-columns-repeated="16375"/>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細明體" svg:font-family="細明體"/>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number:number-style style:name="N48P0">
      <number:text> </number:text>
      <number:number number:decimal-places="0" number:min-integer-digits="1" number:grouping="true">
        <number:embedded-text number:position="0"> </number:embedded-text>
      </number:number>
    </number:number-style>
    <number:number-style style:name="N48P1">
      <number:text>-</number:text>
      <number:number number:decimal-places="0" number:min-integer-digits="1" number:grouping="true">
        <number:embedded-text number:position="0"> </number:embedded-text>
      </number:number>
    </number:number-style>
    <number:text-style style:name="N48P2">
      <number:text> - </number:text>
    </number:text-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21315__20998__20301__91_0_93_" style:display-name="千分位[0]"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grace</meta:initial-creator>
    <dc:creator>yang</dc:creator>
    <meta:creation-date>2009-02-04T06:06:23Z</meta:creation-date>
    <dc:date>2017-12-11T07:08:19Z</dc:date>
  </office:meta>
</office:document-meta>
</file>